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 style:data-style-name="N113"/>
    <style:style style:name="ce4" style:family="table-cell" style:parent-style-name="Default" style:data-style-name="N114"/>
    <style:style style:name="ce5" style:family="table-cell" style:parent-style-name="Default" style:data-style-name="N116"/>
    <style:style style:name="ce6" style:family="table-cell" style:parent-style-name="Default" style:data-style-name="N112"/>
    <style:style style:name="ce7" style:family="table-cell" style:parent-style-name="Default" style:data-style-name="N2">
      <style:text-properties style:text-underline-style="solid" style:text-underline-width="auto" style:text-underline-color="font-color"/>
    </style:style>
    <style:style style:name="ce8" style:family="table-cell" style:parent-style-name="Default" style:data-style-name="N2"/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100" calcext:value-type="float">
            <text:p>100</text:p>
          </table:table-cell>
          <table:table-cell table:style-name="ce1" office:value-type="float" office:value="99.9" calcext:value-type="float">
            <text:p>99,9</text:p>
          </table:table-cell>
          <table:table-cell table:style-name="ce1" office:value-type="float" office:value="99.8" calcext:value-type="float">
            <text:p>99,8</text:p>
          </table:table-cell>
          <table:table-cell table:style-name="ce1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99.9" calcext:value-type="float">
            <text:p>99,9</text:p>
          </table:table-cell>
          <table:table-cell table:style-name="ce2" office:value-type="float" office:value="99.8" calcext:value-type="float">
            <text:p>99,8</text:p>
          </table:table-cell>
          <table:table-cell table:style-name="ce2" office:value-type="float" office:value="99.7" calcext:value-type="float">
            <text:p>99,7</text:p>
          </table:table-cell>
          <table:table-cell/>
          <table:table-cell table:style-name="ce1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+10*1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99.8" calcext:value-type="float">
            <text:p>99,8</text:p>
          </table:table-cell>
          <table:table-cell table:style-name="ce1" office:value-type="float" office:value="99.7" calcext:value-type="float">
            <text:p>99,7</text:p>
          </table:table-cell>
          <table:table-cell table:style-name="ce1" office:value-type="float" office:value="99.6" calcext:value-type="float">
            <text:p>99,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6"/>
        </table:table-row>
        <table:table-row-group table:display="false">
          <table:table-row table:style-name="ro1" table:visibility="collapse">
            <table:table-cell/>
            <table:table-cell table:formula="of:=+MEDIAN([.B3:.B5])" office:value-type="float" office:value="99.9" calcext:value-type="float">
              <text:p>99,9</text:p>
            </table:table-cell>
            <table:table-cell table:formula="of:=+MEDIAN([.C3:.C5])" office:value-type="float" office:value="99.8" calcext:value-type="float">
              <text:p>99,8</text:p>
            </table:table-cell>
            <table:table-cell table:formula="of:=+MEDIAN([.D3:.D5])" office:value-type="float" office:value="99.7" calcext:value-type="float">
              <text:p>99,7</text:p>
            </table:table-cell>
            <table:table-cell table:number-columns-repeated="10"/>
          </table:table-row>
          <table:table-row table:style-name="ro1" table:visibility="collapse">
            <table:table-cell table:number-columns-repeated="14"/>
          </table:table-row>
          <table:table-row table:style-name="ro1" table:visibility="collapse">
            <table:table-cell/>
            <table:table-cell table:number-matrix-columns-spanned="3" table:number-matrix-rows-spanned="3" table:formula="of:=+ABS([.B3:.D5]-[.B6:.D6])" office:value-type="float" office:value="0.0999999999999943" calcext:value-type="float">
              <text:p>0,1</text:p>
            </table:table-cell>
            <table:table-cell office:value-type="float" office:value="0.100000000000009" calcext:value-type="float">
              <text:p>0,1</text:p>
            </table:table-cell>
            <table:table-cell office:value-type="float" office:value="0.0999999999999943" calcext:value-type="float">
              <text:p>0,1</text:p>
            </table:table-cell>
            <table:table-cell table:number-columns-repeated="10"/>
          </table:table-row>
          <table:table-row table:style-name="ro1" table:visibility="collapse">
            <table:table-cell/>
            <table:table-cell office:value-type="float" office:value="0" calcext:value-type="float">
              <text:p>0</text:p>
            </table:table-cell>
            <table:table-cell office:value-type="float" office:value="0" calcext:value-type="float">
              <text:p>0</text:p>
            </table:table-cell>
            <table:table-cell office:value-type="float" office:value="0" calcext:value-type="float">
              <text:p>0</text:p>
            </table:table-cell>
            <table:table-cell table:number-columns-repeated="10"/>
          </table:table-row>
          <table:table-row table:style-name="ro1" table:visibility="collapse">
            <table:table-cell/>
            <table:table-cell office:value-type="float" office:value="0.100000000000009" calcext:value-type="float">
              <text:p>0,1</text:p>
            </table:table-cell>
            <table:table-cell office:value-type="float" office:value="0.0999999999999943" calcext:value-type="float">
              <text:p>0,1</text:p>
            </table:table-cell>
            <table:table-cell office:value-type="float" office:value="0.100000000000009" calcext:value-type="float">
              <text:p>0,1</text:p>
            </table:table-cell>
            <table:table-cell table:number-columns-repeated="10"/>
          </table:table-row>
          <table:table-row table:style-name="ro1" table:visibility="collapse">
            <table:table-cell office:value-type="string" calcext:value-type="string">
              <text:p>probabulidad</text:p>
            </table:table-cell>
            <table:table-cell table:number-columns-repeated="2" office:value-type="float" office:value="0.05" calcext:value-type="float">
              <text:p>0,05</text:p>
            </table:table-cell>
            <table:table-cell table:number-columns-repeated="11"/>
          </table:table-row>
          <table:table-row table:style-name="ro1" table:visibility="collapse">
            <table:table-cell office:value-type="string" calcext:value-type="string">
              <text:p>df n</text:p>
            </table:table-cell>
            <table:table-cell table:formula="of:=+COUNT([.B4:.D4])-1" office:value-type="float" office:value="2" calcext:value-type="float">
              <text:p>2</text:p>
            </table:table-cell>
            <table:table-cell table:style-name="ce1" office:value-type="float" office:value="2" calcext:value-type="float">
              <text:p>2</text:p>
            </table:table-cell>
            <table:table-cell table:number-columns-repeated="11"/>
          </table:table-row>
          <table:table-row table:style-name="ro1" table:visibility="collapse">
            <table:table-cell office:value-type="string" calcext:value-type="string">
              <text:p>df d</text:p>
            </table:table-cell>
            <table:table-cell office:value-type="float" office:value="6" calcext:value-type="float">
              <text:p>6</text:p>
            </table:table-cell>
            <table:table-cell office:value-type="float" office:value="4" calcext:value-type="float">
              <text:p>4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formula="of:=+COM.MICROSOFT.F.INV.RT([.B11];[.B12];[.B13])" office:value-type="float" office:value="5.14325284978472" calcext:value-type="float">
              <text:p>5,1432528498</text:p>
            </table:table-cell>
            <table:table-cell table:formula="of:=+FDIST([.C11];[.C12];[.C13])" office:value-type="float" office:value="0.0481856038072575" calcext:value-type="float">
              <text:p>0,0481856038</text:p>
            </table:table-cell>
            <table:table-cell table:number-columns-repeated="11"/>
          </table:table-row>
          <table:table-row table:style-name="ro1" table:visibility="collapse">
            <table:table-cell table:number-columns-repeated="14"/>
          </table:table-row>
          <table:table-row table:style-name="ro1" table:visibility="collapse">
            <table:table-cell/>
            <table:table-cell office:value-type="string" calcext:value-type="string">
              <text:p>DF</text:p>
            </table:table-cell>
            <table:table-cell office:value-type="string" calcext:value-type="string">
              <text:p>SUMAS</text:p>
            </table:table-cell>
            <table:table-cell office:value-type="string" calcext:value-type="string">
              <text:p>CM</text:p>
            </table:table-cell>
            <table:table-cell office:value-type="string" calcext:value-type="string">
              <text:p>F exp</text:p>
            </table:table-cell>
            <table:table-cell office:value-type="string" calcext:value-type="string">
              <text:p>F critico</text:p>
            </table:table-cell>
            <table:table-cell office:value-type="string" calcext:value-type="string">
              <text:p>F significativo</text:p>
            </table:table-cell>
            <table:table-cell table:number-columns-repeated="7"/>
          </table:table-row>
          <table:table-row table:style-name="ro1" table:visibility="collapse">
            <table:table-cell office:value-type="string" calcext:value-type="string">
              <text:p>GRUPOS</text:p>
            </table:table-cell>
            <table:table-cell table:formula="of:=+3-1" office:value-type="float" office:value="2" calcext:value-type="float">
              <text:p>2</text:p>
            </table:table-cell>
            <table:table-cell table:formula="of:=+[.E22]" office:value-type="float" office:value="0" calcext:value-type="float">
              <text:p>0</text:p>
            </table:table-cell>
            <table:table-cell table:formula="of:=+[.C17]/[.B17]" office:value-type="float" office:value="0" calcext:value-type="float">
              <text:p>0</text:p>
            </table:table-cell>
            <table:table-cell table:style-name="ce5" table:formula="of:=+[.D17]/[.D18]" office:value-type="float" office:value="0" calcext:value-type="float">
              <text:p>0,0000000000</text:p>
            </table:table-cell>
            <table:table-cell table:formula="of:=[.B14]" office:value-type="float" office:value="5.14325284978472" calcext:value-type="float">
              <text:p>5,1432528498</text:p>
            </table:table-cell>
            <table:table-cell table:number-columns-repeated="8"/>
          </table:table-row>
          <table:table-row table:style-name="ro1" table:visibility="collapse">
            <table:table-cell office:value-type="string" calcext:value-type="string">
              <text:p>VARIANZA</text:p>
            </table:table-cell>
            <table:table-cell table:formula="of:=+(COUNT([.B3:.D5])-COUNT([.B3:.D3]))" office:value-type="float" office:value="6" calcext:value-type="float">
              <text:p>6</text:p>
            </table:table-cell>
            <table:table-cell table:style-name="ce1" table:formula="of:=+[.C19]-[.C17]" office:value-type="float" office:value="0.0200000000000006" calcext:value-type="float">
              <text:p>0,02</text:p>
            </table:table-cell>
            <table:table-cell table:formula="of:=+[.C18]/[.B18]" office:value-type="float" office:value="0.00333333333333343" calcext:value-type="float">
              <text:p>0,0033333333</text:p>
            </table:table-cell>
            <table:table-cell table:number-columns-repeated="10"/>
          </table:table-row>
          <table:table-row table:style-name="ro1" table:visibility="collapse">
            <table:table-cell office:value-type="string" calcext:value-type="string">
              <text:p>TOTAL</text:p>
            </table:table-cell>
            <table:table-cell table:formula="of:=+(3*3)-1" office:value-type="float" office:value="8" calcext:value-type="float">
              <text:p>8</text:p>
            </table:table-cell>
            <table:table-cell table:formula="of:=+[.B24]" office:value-type="float" office:value="0.0200000000000006" calcext:value-type="float">
              <text:p>0,02</text:p>
            </table:table-cell>
            <table:table-cell table:number-columns-repeated="11"/>
          </table:table-row>
          <table:table-row table:style-name="ro1" table:visibility="collapse" table:number-rows-repeated="2">
            <table:table-cell table:number-columns-repeated="14"/>
          </table:table-row>
          <table:table-row table:style-name="ro1" table:visibility="collapse">
            <table:table-cell office:value-type="string" calcext:value-type="string">
              <text:p>SC medias</text:p>
            </table:table-cell>
            <table:table-cell table:formula="of:=+( SUM([.B8:.B10])^2)/3" office:value-type="float" office:value="0.0133333333333337" calcext:value-type="float">
              <text:p>0,0133333333</text:p>
            </table:table-cell>
            <table:table-cell table:formula="of:=+( SUM([.C8:.C10])^2)/3" office:value-type="float" office:value="0.0133333333333337" calcext:value-type="float">
              <text:p>0,0133333333</text:p>
            </table:table-cell>
            <table:table-cell table:formula="of:=+( SUM([.D8:.D10])^2)/3" office:value-type="float" office:value="0.0133333333333337" calcext:value-type="float">
              <text:p>0,0133333333</text:p>
            </table:table-cell>
            <table:table-cell table:formula="of:=+[.B22]+[.C22]+[.D22]-[.B26]" office:value-type="float" office:value="0" calcext:value-type="float">
              <text:p>0</text:p>
            </table:table-cell>
            <table:table-cell table:number-columns-repeated="9"/>
          </table:table-row>
          <table:table-row table:style-name="ro1" table:visibility="collapse">
            <table:table-cell/>
            <table:table-cell table:formula="of:=+[.B24]-[.E22]" office:value-type="float" office:value="0.0200000000000006" calcext:value-type="float">
              <text:p>0,02</text:p>
            </table:table-cell>
            <table:table-cell table:number-columns-repeated="12"/>
          </table:table-row>
          <table:table-row table:style-name="ro1" table:visibility="collapse">
            <table:table-cell office:value-type="string" calcext:value-type="string">
              <text:p>SUMA TOTA</text:p>
            </table:table-cell>
            <table:table-cell table:formula="of:=+SUMSQ([.B8:.D10])-[.B26]" office:value-type="float" office:value="0.0200000000000006" calcext:value-type="float">
              <text:p>0,02</text:p>
            </table:table-cell>
            <table:table-cell table:number-columns-repeated="3"/>
            <table:table-cell table:formula="of:=+SUMSQ([.B8:.D10])" office:value-type="float" office:value="0.0600000000000017" calcext:value-type="float">
              <text:p>0,06</text:p>
            </table:table-cell>
            <table:table-cell table:number-columns-repeated="8"/>
          </table:table-row>
          <table:table-row table:style-name="ro1" table:visibility="collapse">
            <table:table-cell/>
            <table:table-cell table:formula="of:=+SUM([.B8:.D9])^2" office:value-type="float" office:value="0.0899999999999983" calcext:value-type="float">
              <text:p>0,09</text:p>
            </table:table-cell>
            <table:table-cell table:number-columns-repeated="12"/>
          </table:table-row>
          <table:table-row table:style-name="ro1" table:visibility="collapse">
            <table:table-cell office:value-type="string" calcext:value-type="string">
              <text:p>FC</text:p>
            </table:table-cell>
            <table:table-cell table:formula="of:=+(SUM([.B8:.D10])^2) /9" office:value-type="float" office:value="0.0400000000000011" calcext:value-type="float">
              <text:p>0,04</text:p>
            </table:table-cell>
            <table:table-cell table:number-columns-repeated="12"/>
          </table:table-row>
        </table:table-row-group>
        <table:table-row table:style-name="ro1">
          <table:table-cell office:value-type="string" calcext:value-type="string">
            <text:p>levine test</text:p>
          </table:table-cell>
          <table:table-cell table:style-name="ce1"/>
          <table:table-cell/>
          <table:table-cell table:style-name="ce2"/>
          <table:table-cell table:number-columns-repeated="10"/>
        </table:table-row>
        <table:table-row table:style-name="ro1">
          <table:table-cell table:number-columns-repeated="14"/>
        </table:table-row>
        <table:table-row-group>
          <table:table-row table:style-name="ro1">
            <table:table-cell office:value-type="string" calcext:value-type="string">
              <text:p>anova</text:p>
            </table:table-cell>
            <table:table-cell table:number-columns-repeated="13"/>
          </table:table-row>
          <table:table-row table:style-name="ro2">
            <table:table-cell office:value-type="string" calcext:value-type="string">
              <text:p>FC</text:p>
            </table:table-cell>
            <table:table-cell table:formula="of:=+(SUM([.B3:.D5])^2)/COUNT([.B3:.D5])" office:value-type="float" office:value="89640.36" calcext:value-type="float">
              <text:p>89640,36</text:p>
            </table:table-cell>
            <table:table-cell table:number-columns-repeated="12"/>
          </table:table-row>
          <table:table-row table:style-name="ro1">
            <table:table-cell office:value-type="string" calcext:value-type="string">
              <text:p>SCG</text:p>
            </table:table-cell>
            <table:table-cell table:formula="of:=+(SUM([.B3:.B5])^2)/3" office:value-type="float" office:value="29940.03" calcext:value-type="float">
              <text:p>29940,03</text:p>
            </table:table-cell>
            <table:table-cell table:formula="of:=+(SUM([.C3:.C5])^2)/3" office:value-type="float" office:value="29880.12" calcext:value-type="float">
              <text:p>29880,12</text:p>
            </table:table-cell>
            <table:table-cell table:formula="of:=+(SUM([.D3:.D5])^2)/3" office:value-type="float" office:value="29820.27" calcext:value-type="float">
              <text:p>29820,27</text:p>
            </table:table-cell>
            <table:table-cell table:formula="of:=+[.B31]+[.C31]+[.D31]-[.B30]" office:value-type="float" office:value="0.0599999999831198" calcext:value-type="float">
              <text:p>0,06</text:p>
            </table:table-cell>
            <table:table-cell table:number-columns-repeated="9"/>
          </table:table-row>
          <table:table-row table:style-name="ro1">
            <table:table-cell office:value-type="string" calcext:value-type="string">
              <text:p>SCT</text:p>
            </table:table-cell>
            <table:table-cell table:formula="of:=+SUMSQ([.B3:.D5])-[.B30]" office:value-type="float" office:value="0.119999999980791" calcext:value-type="float">
              <text:p>0,12</text:p>
            </table:table-cell>
            <table:table-cell table:number-columns-repeated="2"/>
            <table:table-cell table:style-name="ce1"/>
            <table:table-cell table:number-columns-repeated="9"/>
          </table:table-row>
          <table:table-row table:style-name="ro1">
            <table:table-cell table:number-columns-repeated="14"/>
          </table:table-row>
          <table:table-row table:style-name="ro1">
            <table:table-cell/>
            <table:table-cell office:value-type="string" calcext:value-type="string">
              <text:p>df</text:p>
            </table:table-cell>
            <table:table-cell office:value-type="string" calcext:value-type="string">
              <text:p>sc</text:p>
            </table:table-cell>
            <table:table-cell office:value-type="string" calcext:value-type="string">
              <text:p>cm</text:p>
            </table:table-cell>
            <table:table-cell office:value-type="string" calcext:value-type="string">
              <text:p>F exp</text:p>
            </table:table-cell>
            <table:table-cell office:value-type="string" calcext:value-type="string">
              <text:p>F critico</text:p>
            </table:table-cell>
            <table:table-cell table:number-columns-repeated="8"/>
          </table:table-row>
          <table:table-row table:style-name="ro1">
            <table:table-cell office:value-type="string" calcext:value-type="string">
              <text:p>tiempos</text:p>
            </table:table-cell>
            <table:table-cell table:style-name="ce1" table:formula="of:=+3-1" office:value-type="float" office:value="2" calcext:value-type="float">
              <text:p>2</text:p>
            </table:table-cell>
            <table:table-cell table:style-name="ce1" table:formula="of:=+[.E31]" office:value-type="float" office:value="0.0599999999831198" calcext:value-type="float">
              <text:p>0,06</text:p>
            </table:table-cell>
            <table:table-cell table:style-name="ce2" table:formula="of:=+[.C35]/[.B35]" office:value-type="float" office:value="0.0299999999915599" calcext:value-type="float">
              <text:p>0,03</text:p>
            </table:table-cell>
            <table:table-cell table:style-name="ce1" table:formula="of:=+[.D35]/[.D36]" office:value-type="float" office:value="2.9999999992724" calcext:value-type="float">
              <text:p>2,9999999993</text:p>
            </table:table-cell>
            <table:table-cell table:style-name="ce7" table:formula="of:=+COM.MICROSOFT.F.INV.RT(0.05;[.B35];[.B36])" office:value-type="float" office:value="5.14325284978472" calcext:value-type="float">
              <text:p>5,14</text:p>
            </table:table-cell>
            <table:table-cell table:number-columns-repeated="8"/>
          </table:table-row>
          <table:table-row table:style-name="ro1">
            <table:table-cell office:value-type="string" calcext:value-type="string">
              <text:p>error</text:p>
            </table:table-cell>
            <table:table-cell table:style-name="ce1" table:formula="of:=+[.B37]-[.B35]" office:value-type="float" office:value="6" calcext:value-type="float">
              <text:p>6</text:p>
            </table:table-cell>
            <table:table-cell table:style-name="ce1" table:formula="of:=+[.C37]-[.C35]" office:value-type="float" office:value="0.0599999999976717" calcext:value-type="float">
              <text:p>0,06</text:p>
            </table:table-cell>
            <table:table-cell table:style-name="ce2" table:formula="of:=+[.C36]/[.B36]" office:value-type="float" office:value="0.00999999999961195" calcext:value-type="float">
              <text:p>0,01</text:p>
            </table:table-cell>
            <table:table-cell table:style-name="ce1" table:number-columns-repeated="2"/>
            <table:table-cell table:number-columns-repeated="8"/>
          </table:table-row>
          <table:table-row table:style-name="ro1">
            <table:table-cell office:value-type="string" calcext:value-type="string">
              <text:p>total</text:p>
            </table:table-cell>
            <table:table-cell table:style-name="ce1" table:formula="of:=+(3*3)-1" office:value-type="float" office:value="8" calcext:value-type="float">
              <text:p>8</text:p>
            </table:table-cell>
            <table:table-cell table:style-name="ce1" table:formula="of:=+[.B32]" office:value-type="float" office:value="0.119999999980791" calcext:value-type="float">
              <text:p>0,12</text:p>
            </table:table-cell>
            <table:table-cell table:style-name="ce1" table:number-columns-repeated="3"/>
            <table:table-cell table:number-columns-repeated="8"/>
          </table:table-row>
          <table:table-row table:style-name="ro1" table:number-rows-repeated="2">
            <table:table-cell table:number-columns-repeated="14"/>
          </table:table-row>
        </table:table-row-group>
        <table:table-row table:style-name="ro1">
          <table:table-cell office:value-type="string" calcext:value-type="string">
            <text:p>anova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-group>
          <table:table-row table:style-name="ro1">
            <table:table-cell office:value-type="string" calcext:value-type="string">
              <text:p>dms</text:p>
            </table:table-cell>
            <table:table-cell table:number-columns-repeated="13"/>
          </table:table-row>
          <table:table-row table:style-name="ro1">
            <table:table-cell table:number-columns-repeated="14"/>
          </table:table-row>
          <table:table-row table:style-name="ro1">
            <table:table-cell office:value-type="string" calcext:value-type="string">
              <text:p>errior residual</text:p>
            </table:table-cell>
            <table:table-cell table:formula="of:=+[.D36]" office:value-type="float" office:value="0.00999999999961195" calcext:value-type="float">
              <text:p>0,01</text:p>
            </table:table-cell>
            <table:table-cell table:number-columns-repeated="12"/>
          </table:table-row>
          <table:table-row table:style-name="ro1">
            <table:table-cell office:value-type="string" calcext:value-type="string">
              <text:p>grados de libertad</text:p>
            </table:table-cell>
            <table:table-cell table:formula="of:=+COUNT([.B3:.D3])*(COUNT([.B3:.B5])-1)" office:value-type="float" office:value="6" calcext:value-type="float">
              <text:p>6</text:p>
            </table:table-cell>
            <table:table-cell table:number-columns-repeated="12"/>
          </table:table-row>
          <table:table-row table:style-name="ro1">
            <table:table-cell office:value-type="string" calcext:value-type="string">
              <text:p>probabilidad</text:p>
            </table:table-cell>
            <table:table-cell office:value-type="float" office:value="0.975" calcext:value-type="float">
              <text:p>0,975</text:p>
            </table:table-cell>
            <table:table-cell table:number-columns-repeated="12"/>
          </table:table-row>
          <table:table-row table:style-name="ro1">
            <table:table-cell office:value-type="string" calcext:value-type="string">
              <text:p>t critico</text:p>
            </table:table-cell>
            <table:table-cell table:formula="of:=+COM.MICROSOFT.T.INV([.B46];[.B45])" office:value-type="float" office:value="2.44691185114497" calcext:value-type="float">
              <text:p>2,4469118511</text:p>
            </table:table-cell>
            <table:table-cell table:number-columns-repeated="12"/>
          </table:table-row>
          <table:table-row table:style-name="ro1">
            <table:table-cell table:number-columns-repeated="14"/>
          </table:table-row>
          <table:table-row table:style-name="ro1">
            <table:table-cell office:value-type="string" calcext:value-type="string">
              <text:p>dms</text:p>
            </table:table-cell>
            <table:table-cell table:style-name="ce1" table:formula="of:=+SQRT([.B44]*2/COUNT([.B3:.B5]))*[.B47]" office:value-type="float" office:value="0.199789516025264" calcext:value-type="float">
              <text:p>0,199789516</text:p>
            </table:table-cell>
            <table:table-cell table:number-columns-repeated="12"/>
          </table:table-row>
          <table:table-row table:style-name="ro1">
            <table:table-cell/>
            <table:table-cell table:style-name="ce1"/>
            <table:table-cell table:number-columns-repeated="12"/>
          </table:table-row>
          <table:table-row table:style-name="ro1">
            <table:table-cell office:value-type="string" calcext:value-type="string">
              <text:p>promedios</text:p>
            </table:table-cell>
            <table:table-cell table:style-name="ce1" table:formula="of:=+AVERAGE([.B3:.B5])" office:value-type="float" office:value="99.9" calcext:value-type="float">
              <text:p>99,9</text:p>
            </table:table-cell>
            <table:table-cell table:style-name="ce1" table:formula="of:=+AVERAGE([.C3:.C5])" office:value-type="float" office:value="99.8" calcext:value-type="float">
              <text:p>99,8</text:p>
            </table:table-cell>
            <table:table-cell table:style-name="ce1" table:formula="of:=+AVERAGE([.D3:.D5])" office:value-type="float" office:value="99.7" calcext:value-type="float">
              <text:p>99,7</text:p>
            </table:table-cell>
            <table:table-cell table:number-columns-repeated="10"/>
          </table:table-row>
          <table:table-row table:style-name="ro1">
            <table:table-cell/>
            <table:table-cell table:style-name="ce1" table:formula="of:=+[.B51]-[.C51]" office:value-type="float" office:value="0.0999999999999943" calcext:value-type="float">
              <text:p>0,1</text:p>
            </table:table-cell>
            <table:table-cell table:formula="of:=+[.C51]-[.D51]" office:value-type="float" office:value="0.0999999999999943" calcext:value-type="float">
              <text:p>0,1</text:p>
            </table:table-cell>
            <table:table-cell table:number-columns-repeated="11"/>
          </table:table-row>
          <table:table-row table:style-name="ro1">
            <table:table-cell table:number-columns-repeated="2"/>
            <table:table-cell table:style-name="ce1"/>
            <table:table-cell table:number-columns-repeated="11"/>
          </table:table-row>
          <table:table-row table:style-name="ro1">
            <table:table-cell table:number-columns-repeated="14"/>
          </table:table-row>
        </table:table-row-group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gresion</text:p>
          </table:table-cell>
          <table:table-cell table:number-columns-repeated="1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table:formula="of:=+[.B3]" office:value-type="float" office:value="100" calcext:value-type="float">
            <text:p>100,00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table:formula="of:=+AVERAGE([.B3:.B5])" office:value-type="float" office:value="99.9" calcext:value-type="float">
            <text:p>99,9000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+[.B4]" office:value-type="float" office:value="99.9" calcext:value-type="float">
            <text:p>99,9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table:formula="of:=+AVERAGE([.C3:.C5])" office:value-type="float" office:value="99.8" calcext:value-type="float">
            <text:p>99,8000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+[.B5]" office:value-type="float" office:value="99.8" calcext:value-type="float">
            <text:p>99,8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6" table:formula="of:=+AVERAGE([.D3:.D5])" office:value-type="float" office:value="99.7" calcext:value-type="float">
            <text:p>99,7000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+[.C3]" office:value-type="float" office:value="99.9" calcext:value-type="float">
            <text:p>99,900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+[.C4]" office:value-type="float" office:value="99.8" calcext:value-type="float">
            <text:p>99,800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+[.C5]" office:value-type="float" office:value="99.7" calcext:value-type="float">
            <text:p>99,7000</text:p>
          </table:table-cell>
          <table:table-cell table:number-columns-repeated="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formula="of:=+[.D3]" office:value-type="float" office:value="99.8" calcext:value-type="float">
            <text:p>99,800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+[.D4]" office:value-type="float" office:value="99.7" calcext:value-type="float">
            <text:p>99,700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+[.D5]" office:value-type="float" office:value="99.6" calcext:value-type="float">
            <text:p>99,6000</text:p>
          </table:table-cell>
          <table:table-cell table:number-columns-repeated="6"/>
          <table:table-cell table:style-name="ce1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ecuacion de cartens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medio x</text:p>
          </table:table-cell>
          <table:table-cell table:formula="of:=+AVERAGE([.A58:.A66])" office:value-type="float" office:value="3" calcext:value-type="float">
            <text:p>3</text:p>
          </table:table-cell>
          <table:table-cell/>
          <table:table-cell office:value-type="string" calcext:value-type="string">
            <text:p>prediccion</text:p>
          </table:table-cell>
          <table:table-cell office:value-type="string" calcext:value-type="string">
            <text:p>dispe exp</text:p>
          </table:table-cell>
          <table:table-cell office:value-type="string" calcext:value-type="string">
            <text:p>disp predicha</text:p>
          </table:table-cell>
          <table:table-cell office:value-type="string" calcext:value-type="string">
            <text:p>Y-s</text:p>
          </table:table-cell>
          <table:table-cell office:value-type="string" calcext:value-type="string">
            <text:p>curva de eror</text:p>
          </table:table-cell>
          <table:table-cell office:value-type="string" calcext:value-type="string">
            <text:p>varianz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aiz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Termino 1</text:p>
          </table:table-cell>
          <table:table-cell office:value-type="string" calcext:value-type="string">
            <text:p>Termino 2</text:p>
          </table:table-cell>
        </table:table-row>
        <table:table-row table:style-name="ro1">
          <table:table-cell office:value-type="string" calcext:value-type="string">
            <text:p>promedio y</text:p>
          </table:table-cell>
          <table:table-cell table:formula="of:=+AVERAGE([.B58:.B66])" office:value-type="float" office:value="99.8" calcext:value-type="float">
            <text:p>99,8</text:p>
          </table:table-cell>
          <table:table-cell table:number-columns-repeated="11"/>
          <table:table-cell table:style-name="ce9" table:formula="of:=+AVERAGE([.A58:.A66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+[.$B$87]+([.$B$86]*[.A57])" office:value-type="float" office:value="94.0999999999999" calcext:value-type="float">
            <text:p>94,1</text:p>
          </table:table-cell>
          <table:table-cell table:number-columns-repeated="2"/>
          <table:table-cell table:formula="of:=+[.D71]-[.H71]" office:value-type="float" office:value="90.0141391206422" calcext:value-type="float">
            <text:p>90,0141391206</text:p>
          </table:table-cell>
          <table:table-cell table:style-name="ce1" table:formula="of:=[.I71]*[.J71]*[.K71]" office:value-type="float" office:value="4.08586087935768" calcext:value-type="float">
            <text:p>4,0858608794</text:p>
          </table:table-cell>
          <table:table-cell table:formula="of:=+SQRT([.$D$91])" office:value-type="float" office:value="0.0925820099772565" calcext:value-type="float">
            <text:p>0,09258201</text:p>
          </table:table-cell>
          <table:table-cell table:formula="of:=+COM.MICROSOFT.T.INV(0.95;7)" office:value-type="float" office:value="1.89457860509001" calcext:value-type="float">
            <text:p>1,8945786051</text:p>
          </table:table-cell>
          <table:table-cell table:formula="of:=+SQRT([.L71])" office:value-type="float" office:value="23.29401449109" calcext:value-type="float">
            <text:p>23,2940144911</text:p>
          </table:table-cell>
          <table:table-cell table:formula="of:=+[.M71]+[.N71]" office:value-type="float" office:value="542.611111111111" calcext:value-type="float">
            <text:p>542,6111111111</text:p>
          </table:table-cell>
          <table:table-cell table:formula="of:=+((9+1)/9)" office:value-type="float" office:value="1.11111111111111" calcext:value-type="float">
            <text:p>1,1111111111</text:p>
          </table:table-cell>
          <table:table-cell table:style-name="ce1" table:formula="of:=+(([.A57]-AVERAGE([.$A$58:.$A$66]))^2)/[.$B$82]" office:value-type="float" office:value="541.5" calcext:value-type="float">
            <text:p>541,5</text:p>
          </table:table-cell>
        </table:table-row>
        <table:table-row table:style-name="ro1">
          <table:table-cell table:style-name="ce1" table:number-matrix-columns-spanned="1" table:number-matrix-rows-spanned="9" table:formula="of:=+[.A58:.A66]-[.$B$69]" office:value-type="float" office:value="-3" calcext:value-type="float">
            <text:p>-3</text:p>
          </table:table-cell>
          <table:table-cell table:number-matrix-columns-spanned="1" table:number-matrix-rows-spanned="9" table:formula="of:=+[.B58:.B66]-[.$B$70]" office:value-type="float" office:value="0.199999999999989" calcext:value-type="float">
            <text:p>0,2</text:p>
          </table:table-cell>
          <table:table-cell/>
          <table:table-cell table:formula="of:=+[.$B$87]+([.$B$86]*[.A58])" office:value-type="float" office:value="99.9" calcext:value-type="float">
            <text:p>99,9</text:p>
          </table:table-cell>
          <table:table-cell table:formula="of:=+[.B72]" office:value-type="float" office:value="0.199999999999989" calcext:value-type="float">
            <text:p>0,2</text:p>
          </table:table-cell>
          <table:table-cell table:number-matrix-columns-spanned="1" table:number-matrix-rows-spanned="9" table:formula="of:=+[.D72:.D80]-AVERAGE([.B58:.B66])" office:value-type="float" office:value="0.0999999999999943" calcext:value-type="float">
            <text:p>0,1</text:p>
          </table:table-cell>
          <table:table-cell table:formula="of:=+[.D72]-[.H72]" office:value-type="float" office:value="99.7017254836034" calcext:value-type="float">
            <text:p>99,7017254836</text:p>
          </table:table-cell>
          <table:table-cell table:style-name="ce1" table:formula="of:=[.I72]*[.J72]*[.K72]" office:value-type="float" office:value="0.198274516396661" calcext:value-type="float">
            <text:p>0,1982745164</text:p>
          </table:table-cell>
          <table:table-cell table:formula="of:=+SQRT([.$D$91])" office:value-type="float" office:value="0.0925820099772565" calcext:value-type="float">
            <text:p>0,09258201</text:p>
          </table:table-cell>
          <table:table-cell table:formula="of:=+COM.MICROSOFT.T.INV(0.95;7)" office:value-type="float" office:value="1.89457860509001" calcext:value-type="float">
            <text:p>1,8945786051</text:p>
          </table:table-cell>
          <table:table-cell table:formula="of:=+SQRT([.L72])" office:value-type="float" office:value="1.13038833052088" calcext:value-type="float">
            <text:p>1,1303883305</text:p>
          </table:table-cell>
          <table:table-cell table:formula="of:=+[.M72]+[.N72]" office:value-type="float" office:value="1.27777777777778" calcext:value-type="float">
            <text:p>1,2777777778</text:p>
          </table:table-cell>
          <table:table-cell table:formula="of:=+((9+1)/9)" office:value-type="float" office:value="1.11111111111111" calcext:value-type="float">
            <text:p>1,1111111111</text:p>
          </table:table-cell>
          <table:table-cell table:style-name="ce1" table:formula="of:=+(([.A58]-AVERAGE([.$A$58:.$A$66]))^2)/[.$B$82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999999999999943" calcext:value-type="float">
            <text:p>0,1</text:p>
          </table:table-cell>
          <table:table-cell/>
          <table:table-cell table:formula="of:=+[.$B$87]+([.$B$86]*[.A59])" office:value-type="float" office:value="99.9" calcext:value-type="float">
            <text:p>99,9</text:p>
          </table:table-cell>
          <table:table-cell table:formula="of:=+[.B73]" office:value-type="float" office:value="0.0999999999999943" calcext:value-type="float">
            <text:p>0,1</text:p>
          </table:table-cell>
          <table:table-cell office:value-type="float" office:value="0.0999999999999943" calcext:value-type="float">
            <text:p>0,1</text:p>
          </table:table-cell>
          <table:table-cell table:formula="of:=+[.D73]-[.H73]" office:value-type="float" office:value="99.7017254836034" calcext:value-type="float">
            <text:p>99,7017254836</text:p>
          </table:table-cell>
          <table:table-cell table:style-name="ce1" table:formula="of:=[.I73]*[.J73]*[.K73]" office:value-type="float" office:value="0.198274516396661" calcext:value-type="float">
            <text:p>0,1982745164</text:p>
          </table:table-cell>
          <table:table-cell table:formula="of:=+SQRT([.$D$91])" office:value-type="float" office:value="0.0925820099772565" calcext:value-type="float">
            <text:p>0,09258201</text:p>
          </table:table-cell>
          <table:table-cell table:formula="of:=+COM.MICROSOFT.T.INV(0.95;7)" office:value-type="float" office:value="1.89457860509001" calcext:value-type="float">
            <text:p>1,8945786051</text:p>
          </table:table-cell>
          <table:table-cell table:formula="of:=+SQRT([.L73])" office:value-type="float" office:value="1.13038833052088" calcext:value-type="float">
            <text:p>1,1303883305</text:p>
          </table:table-cell>
          <table:table-cell table:formula="of:=+[.M73]+[.N73]" office:value-type="float" office:value="1.27777777777778" calcext:value-type="float">
            <text:p>1,2777777778</text:p>
          </table:table-cell>
          <table:table-cell table:formula="of:=+((9+1)/9)" office:value-type="float" office:value="1.11111111111111" calcext:value-type="float">
            <text:p>1,1111111111</text:p>
          </table:table-cell>
          <table:table-cell table:style-name="ce1" table:formula="of:=+(([.A59]-AVERAGE([.$A$58:.$A$66]))^2)/[.$B$82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0.000000000000014210854715202" calcext:value-type="float">
            <text:p>-1,4210854715202E-14</text:p>
          </table:table-cell>
          <table:table-cell/>
          <table:table-cell table:formula="of:=+[.$B$87]+([.$B$86]*[.A60])" office:value-type="float" office:value="99.9" calcext:value-type="float">
            <text:p>99,9</text:p>
          </table:table-cell>
          <table:table-cell table:formula="of:=+[.B74]" office:value-type="float" office:value="-0.000000000000014210854715202" calcext:value-type="float">
            <text:p>-1,4210854715202E-14</text:p>
          </table:table-cell>
          <table:table-cell office:value-type="float" office:value="0.0999999999999943" calcext:value-type="float">
            <text:p>0,1</text:p>
          </table:table-cell>
          <table:table-cell table:formula="of:=+[.D74]-[.H74]" office:value-type="float" office:value="99.7017254836034" calcext:value-type="float">
            <text:p>99,7017254836</text:p>
          </table:table-cell>
          <table:table-cell table:style-name="ce1" table:formula="of:=[.I74]*[.J74]*[.K74]" office:value-type="float" office:value="0.198274516396661" calcext:value-type="float">
            <text:p>0,1982745164</text:p>
          </table:table-cell>
          <table:table-cell table:formula="of:=+SQRT([.$D$91])" office:value-type="float" office:value="0.0925820099772565" calcext:value-type="float">
            <text:p>0,09258201</text:p>
          </table:table-cell>
          <table:table-cell table:formula="of:=+COM.MICROSOFT.T.INV(0.95;7)" office:value-type="float" office:value="1.89457860509001" calcext:value-type="float">
            <text:p>1,8945786051</text:p>
          </table:table-cell>
          <table:table-cell table:formula="of:=+SQRT([.L74])" office:value-type="float" office:value="1.13038833052088" calcext:value-type="float">
            <text:p>1,1303883305</text:p>
          </table:table-cell>
          <table:table-cell table:formula="of:=+[.M74]+[.N74]" office:value-type="float" office:value="1.27777777777778" calcext:value-type="float">
            <text:p>1,2777777778</text:p>
          </table:table-cell>
          <table:table-cell table:formula="of:=+((9+1)/9)" office:value-type="float" office:value="1.11111111111111" calcext:value-type="float">
            <text:p>1,1111111111</text:p>
          </table:table-cell>
          <table:table-cell table:style-name="ce1" table:formula="of:=+(([.A60]-AVERAGE([.$A$58:.$A$66]))^2)/[.$B$82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99999999999943" calcext:value-type="float">
            <text:p>0,1</text:p>
          </table:table-cell>
          <table:table-cell/>
          <table:table-cell table:formula="of:=+[.$B$87]+([.$B$86]*[.A61])" office:value-type="float" office:value="99.8" calcext:value-type="float">
            <text:p>99,8</text:p>
          </table:table-cell>
          <table:table-cell table:formula="of:=+[.B75]" office:value-type="float" office:value="0.0999999999999943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+[.D75]-[.H75]" office:value-type="float" office:value="99.6151080601086" calcext:value-type="float">
            <text:p>99,6151080601</text:p>
          </table:table-cell>
          <table:table-cell table:style-name="ce1" table:formula="of:=[.I75]*[.J75]*[.K75]" office:value-type="float" office:value="0.18489193989141" calcext:value-type="float">
            <text:p>0,1848919399</text:p>
          </table:table-cell>
          <table:table-cell table:formula="of:=+SQRT([.$D$91])" office:value-type="float" office:value="0.0925820099772565" calcext:value-type="float">
            <text:p>0,09258201</text:p>
          </table:table-cell>
          <table:table-cell table:formula="of:=+COM.MICROSOFT.T.INV(0.95;7)" office:value-type="float" office:value="1.89457860509001" calcext:value-type="float">
            <text:p>1,8945786051</text:p>
          </table:table-cell>
          <table:table-cell table:formula="of:=+SQRT([.L75])" office:value-type="float" office:value="1.05409255338946" calcext:value-type="float">
            <text:p>1,0540925534</text:p>
          </table:table-cell>
          <table:table-cell table:formula="of:=+[.M75]+[.N75]" office:value-type="float" office:value="1.11111111111111" calcext:value-type="float">
            <text:p>1,1111111111</text:p>
          </table:table-cell>
          <table:table-cell table:formula="of:=+((9+1)/9)" office:value-type="float" office:value="1.11111111111111" calcext:value-type="float">
            <text:p>1,1111111111</text:p>
          </table:table-cell>
          <table:table-cell table:style-name="ce1" table:formula="of:=+(([.A61]-AVERAGE([.$A$58:.$A$66]))^2)/[.$B$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000000000014210854715202" calcext:value-type="float">
            <text:p>-1,4210854715202E-14</text:p>
          </table:table-cell>
          <table:table-cell/>
          <table:table-cell table:formula="of:=+[.$B$87]+([.$B$86]*[.A62])" office:value-type="float" office:value="99.8" calcext:value-type="float">
            <text:p>99,8</text:p>
          </table:table-cell>
          <table:table-cell table:formula="of:=+[.B76]" office:value-type="float" office:value="-0.000000000000014210854715202" calcext:value-type="float">
            <text:p>-1,4210854715202E-14</text:p>
          </table:table-cell>
          <table:table-cell office:value-type="float" office:value="0" calcext:value-type="float">
            <text:p>0</text:p>
          </table:table-cell>
          <table:table-cell table:formula="of:=+[.D76]-[.H76]" office:value-type="float" office:value="99.6151080601086" calcext:value-type="float">
            <text:p>99,6151080601</text:p>
          </table:table-cell>
          <table:table-cell table:style-name="ce1" table:formula="of:=[.I76]*[.J76]*[.K76]" office:value-type="float" office:value="0.18489193989141" calcext:value-type="float">
            <text:p>0,1848919399</text:p>
          </table:table-cell>
          <table:table-cell table:formula="of:=+SQRT([.$D$91])" office:value-type="float" office:value="0.0925820099772565" calcext:value-type="float">
            <text:p>0,09258201</text:p>
          </table:table-cell>
          <table:table-cell table:formula="of:=+COM.MICROSOFT.T.INV(0.95;7)" office:value-type="float" office:value="1.89457860509001" calcext:value-type="float">
            <text:p>1,8945786051</text:p>
          </table:table-cell>
          <table:table-cell table:formula="of:=+SQRT([.L76])" office:value-type="float" office:value="1.05409255338946" calcext:value-type="float">
            <text:p>1,0540925534</text:p>
          </table:table-cell>
          <table:table-cell table:formula="of:=+[.M76]+[.N76]" office:value-type="float" office:value="1.11111111111111" calcext:value-type="float">
            <text:p>1,1111111111</text:p>
          </table:table-cell>
          <table:table-cell table:formula="of:=+((9+1)/9)" office:value-type="float" office:value="1.11111111111111" calcext:value-type="float">
            <text:p>1,1111111111</text:p>
          </table:table-cell>
          <table:table-cell table:style-name="ce1" table:formula="of:=+(([.A62]-AVERAGE([.$A$58:.$A$66]))^2)/[.$B$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00000000000009" calcext:value-type="float">
            <text:p>-0,1</text:p>
          </table:table-cell>
          <table:table-cell/>
          <table:table-cell table:formula="of:=+[.$B$87]+([.$B$86]*[.A63])" office:value-type="float" office:value="99.8" calcext:value-type="float">
            <text:p>99,8</text:p>
          </table:table-cell>
          <table:table-cell table:formula="of:=+[.B77]" office:value-type="float" office:value="-0.100000000000009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formula="of:=+[.D77]-[.H77]" office:value-type="float" office:value="99.6151080601086" calcext:value-type="float">
            <text:p>99,6151080601</text:p>
          </table:table-cell>
          <table:table-cell table:style-name="ce1" table:formula="of:=[.I77]*[.J77]*[.K77]" office:value-type="float" office:value="0.18489193989141" calcext:value-type="float">
            <text:p>0,1848919399</text:p>
          </table:table-cell>
          <table:table-cell table:formula="of:=+SQRT([.$D$91])" office:value-type="float" office:value="0.0925820099772565" calcext:value-type="float">
            <text:p>0,09258201</text:p>
          </table:table-cell>
          <table:table-cell table:formula="of:=+COM.MICROSOFT.T.INV(0.95;7)" office:value-type="float" office:value="1.89457860509001" calcext:value-type="float">
            <text:p>1,8945786051</text:p>
          </table:table-cell>
          <table:table-cell table:formula="of:=+SQRT([.L77])" office:value-type="float" office:value="1.05409255338946" calcext:value-type="float">
            <text:p>1,0540925534</text:p>
          </table:table-cell>
          <table:table-cell table:formula="of:=+[.M77]+[.N77]" office:value-type="float" office:value="1.11111111111111" calcext:value-type="float">
            <text:p>1,1111111111</text:p>
          </table:table-cell>
          <table:table-cell table:formula="of:=+((9+1)/9)" office:value-type="float" office:value="1.11111111111111" calcext:value-type="float">
            <text:p>1,1111111111</text:p>
          </table:table-cell>
          <table:table-cell table:style-name="ce1" table:formula="of:=+(([.A63]-AVERAGE([.$A$58:.$A$66]))^2)/[.$B$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00000000000014210854715202" calcext:value-type="float">
            <text:p>-1,4210854715202E-14</text:p>
          </table:table-cell>
          <table:table-cell/>
          <table:table-cell table:formula="of:=+[.$B$87]+([.$B$86]*[.A64])" office:value-type="float" office:value="99.7" calcext:value-type="float">
            <text:p>99,7</text:p>
          </table:table-cell>
          <table:table-cell table:formula="of:=+[.B78]" office:value-type="float" office:value="-0.000000000000014210854715202" calcext:value-type="float">
            <text:p>-1,4210854715202E-14</text:p>
          </table:table-cell>
          <table:table-cell office:value-type="float" office:value="-0.100000000000009" calcext:value-type="float">
            <text:p>-0,1</text:p>
          </table:table-cell>
          <table:table-cell table:formula="of:=+[.D78]-[.H78]" office:value-type="float" office:value="99.5017254836033" calcext:value-type="float">
            <text:p>99,5017254836</text:p>
          </table:table-cell>
          <table:table-cell table:style-name="ce1" table:formula="of:=[.I78]*[.J78]*[.K78]" office:value-type="float" office:value="0.198274516396661" calcext:value-type="float">
            <text:p>0,1982745164</text:p>
          </table:table-cell>
          <table:table-cell table:formula="of:=+SQRT([.$D$91])" office:value-type="float" office:value="0.0925820099772565" calcext:value-type="float">
            <text:p>0,09258201</text:p>
          </table:table-cell>
          <table:table-cell table:formula="of:=+COM.MICROSOFT.T.INV(0.95;7)" office:value-type="float" office:value="1.89457860509001" calcext:value-type="float">
            <text:p>1,8945786051</text:p>
          </table:table-cell>
          <table:table-cell table:formula="of:=+SQRT([.L78])" office:value-type="float" office:value="1.13038833052088" calcext:value-type="float">
            <text:p>1,1303883305</text:p>
          </table:table-cell>
          <table:table-cell table:formula="of:=+[.M78]+[.N78]" office:value-type="float" office:value="1.27777777777778" calcext:value-type="float">
            <text:p>1,2777777778</text:p>
          </table:table-cell>
          <table:table-cell table:formula="of:=+((9+1)/9)" office:value-type="float" office:value="1.11111111111111" calcext:value-type="float">
            <text:p>1,1111111111</text:p>
          </table:table-cell>
          <table:table-cell table:style-name="ce1" table:formula="of:=+(([.A64]-AVERAGE([.$A$58:.$A$66]))^2)/[.$B$82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00000000000009" calcext:value-type="float">
            <text:p>-0,1</text:p>
          </table:table-cell>
          <table:table-cell/>
          <table:table-cell table:formula="of:=+[.$B$87]+([.$B$86]*[.A65])" office:value-type="float" office:value="99.7" calcext:value-type="float">
            <text:p>99,7</text:p>
          </table:table-cell>
          <table:table-cell table:formula="of:=+[.B79]" office:value-type="float" office:value="-0.100000000000009" calcext:value-type="float">
            <text:p>-0,1</text:p>
          </table:table-cell>
          <table:table-cell office:value-type="float" office:value="-0.100000000000009" calcext:value-type="float">
            <text:p>-0,1</text:p>
          </table:table-cell>
          <table:table-cell table:formula="of:=+[.D79]-[.H79]" office:value-type="float" office:value="99.5017254836033" calcext:value-type="float">
            <text:p>99,5017254836</text:p>
          </table:table-cell>
          <table:table-cell table:style-name="ce1" table:formula="of:=[.I79]*[.J79]*[.K79]" office:value-type="float" office:value="0.198274516396661" calcext:value-type="float">
            <text:p>0,1982745164</text:p>
          </table:table-cell>
          <table:table-cell table:formula="of:=+SQRT([.$D$91])" office:value-type="float" office:value="0.0925820099772565" calcext:value-type="float">
            <text:p>0,09258201</text:p>
          </table:table-cell>
          <table:table-cell table:formula="of:=+COM.MICROSOFT.T.INV(0.95;7)" office:value-type="float" office:value="1.89457860509001" calcext:value-type="float">
            <text:p>1,8945786051</text:p>
          </table:table-cell>
          <table:table-cell table:formula="of:=+SQRT([.L79])" office:value-type="float" office:value="1.13038833052088" calcext:value-type="float">
            <text:p>1,1303883305</text:p>
          </table:table-cell>
          <table:table-cell table:formula="of:=+[.M79]+[.N79]" office:value-type="float" office:value="1.27777777777778" calcext:value-type="float">
            <text:p>1,2777777778</text:p>
          </table:table-cell>
          <table:table-cell table:formula="of:=+((9+1)/9)" office:value-type="float" office:value="1.11111111111111" calcext:value-type="float">
            <text:p>1,1111111111</text:p>
          </table:table-cell>
          <table:table-cell table:style-name="ce1" table:formula="of:=+(([.A65]-AVERAGE([.$A$58:.$A$66]))^2)/[.$B$82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00000000000017" calcext:value-type="float">
            <text:p>-0,2</text:p>
          </table:table-cell>
          <table:table-cell/>
          <table:table-cell table:formula="of:=+[.$B$87]+([.$B$86]*[.A66])" office:value-type="float" office:value="99.7" calcext:value-type="float">
            <text:p>99,7</text:p>
          </table:table-cell>
          <table:table-cell table:formula="of:=+[.B80]" office:value-type="float" office:value="-0.200000000000017" calcext:value-type="float">
            <text:p>-0,2</text:p>
          </table:table-cell>
          <table:table-cell office:value-type="float" office:value="-0.100000000000009" calcext:value-type="float">
            <text:p>-0,1</text:p>
          </table:table-cell>
          <table:table-cell table:formula="of:=+[.D80]-[.H80]" office:value-type="float" office:value="99.5017254836033" calcext:value-type="float">
            <text:p>99,5017254836</text:p>
          </table:table-cell>
          <table:table-cell table:style-name="ce1" table:formula="of:=[.I80]*[.J80]*[.K80]" office:value-type="float" office:value="0.198274516396661" calcext:value-type="float">
            <text:p>0,1982745164</text:p>
          </table:table-cell>
          <table:table-cell table:formula="of:=+SQRT([.$D$91])" office:value-type="float" office:value="0.0925820099772565" calcext:value-type="float">
            <text:p>0,09258201</text:p>
          </table:table-cell>
          <table:table-cell table:formula="of:=+COM.MICROSOFT.T.INV(0.95;7)" office:value-type="float" office:value="1.89457860509001" calcext:value-type="float">
            <text:p>1,8945786051</text:p>
          </table:table-cell>
          <table:table-cell table:formula="of:=+SQRT([.L80])" office:value-type="float" office:value="1.13038833052088" calcext:value-type="float">
            <text:p>1,1303883305</text:p>
          </table:table-cell>
          <table:table-cell table:formula="of:=+[.M80]+[.N80]" office:value-type="float" office:value="1.27777777777778" calcext:value-type="float">
            <text:p>1,2777777778</text:p>
          </table:table-cell>
          <table:table-cell table:formula="of:=+((9+1)/9)" office:value-type="float" office:value="1.11111111111111" calcext:value-type="float">
            <text:p>1,1111111111</text:p>
          </table:table-cell>
          <table:table-cell table:style-name="ce1" table:formula="of:=+(([.A66]-AVERAGE([.$A$58:.$A$66]))^2)/[.$B$82]" office:value-type="float" office:value="0.166666666666667" calcext:value-type="float">
            <text:p>0,16666666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uma cuadrados x</text:p>
          </table:table-cell>
          <table:table-cell table:formula="of:=+SUMSQ([.A72:.A80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ductos xy</text:p>
          </table:table-cell>
          <table:table-cell table:number-matrix-columns-spanned="1" table:number-matrix-rows-spanned="1" table:formula="of:=+SUM([.A72:.A80]*[.B72:.B80])" office:value-type="float" office:value="-1.80000000000003" calcext:value-type="float">
            <text:p>-1,8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pendiente</text:p>
          </table:table-cell>
          <table:table-cell table:formula="of:=+[.B83]/[.B82]" office:value-type="float" office:value="-0.0333333333333338" calcext:value-type="float">
            <text:p>-0,0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ercepto</text:p>
          </table:table-cell>
          <table:table-cell table:formula="of:=+[.B70]-([.B86]*[.B69])" office:value-type="float" office:value="99.9" calcext:value-type="float">
            <text:p>99,9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fuent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 cr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resion</text:p>
          </table:table-cell>
          <table:table-cell table:formula="of:=+2-1" office:value-type="float" office:value="1" calcext:value-type="float">
            <text:p>1</text:p>
          </table:table-cell>
          <table:table-cell table:style-name="ce4" table:formula="of:=+SUMSQ([.F72:.F80])" office:value-type="float" office:value="0.0600000000000017" calcext:value-type="float">
            <text:p>0,060</text:p>
          </table:table-cell>
          <table:table-cell table:formula="of:=+[.C90]/[.B90]" office:value-type="float" office:value="0.0600000000000017" calcext:value-type="float">
            <text:p>0,06</text:p>
          </table:table-cell>
          <table:table-cell table:formula="of:=+[.D90]/[.D91]" office:value-type="float" office:value="7" calcext:value-type="float">
            <text:p>7</text:p>
          </table:table-cell>
          <table:table-cell table:style-name="ce8" table:formula="of:=+COM.MICROSOFT.F.INV.RT(0.05;[.B90];[.B91])" office:value-type="float" office:value="5.59144785122075" calcext:value-type="float">
            <text:p>5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duos</text:p>
          </table:table-cell>
          <table:table-cell table:formula="of:=+[.B92]-[.B90]" office:value-type="float" office:value="7" calcext:value-type="float">
            <text:p>7</text:p>
          </table:table-cell>
          <table:table-cell table:style-name="ce4" table:formula="of:=+[.C92]-[.C90]" office:value-type="float" office:value="0.0600000000000017" calcext:value-type="float">
            <text:p>0,060</text:p>
          </table:table-cell>
          <table:table-cell table:formula="of:=+[.C91]/[.B91]" office:value-type="float" office:value="0.00857142857142881" calcext:value-type="float">
            <text:p>0,0085714286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formula="of:=+COUNT([.B58:.B66])-1" office:value-type="float" office:value="8" calcext:value-type="float">
            <text:p>8</text:p>
          </table:table-cell>
          <table:table-cell table:style-name="ce4" table:formula="of:=+SUMSQ([.E72:.E80])" office:value-type="float" office:value="0.120000000000003" calcext:value-type="float">
            <text:p>0,120</text:p>
          </table:table-cell>
          <table:table-cell table:number-columns-repeated="11"/>
        </table:table-row>
      </table:table>
      <table:table table:name="preuba" table:style-name="ta1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uma total</text:p>
          </table:table-cell>
          <table:table-cell table:formula="of:=+SUM([.B9:.E9])"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number-columns-repeated="4"/>
          <table:table-cell table:style-name="ce9"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4"/>
          <table:table-cell table:style-name="ce9" office:value-type="string" calcext:value-type="string">
            <text:p>probabilidad</text:p>
          </table:table-cell>
          <table:table-cell table:style-name="ce9" office:value-type="float" office:value="0.001" calcext:value-type="float">
            <text:p>0,00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table:number-columns-repeated="4"/>
          <table:table-cell table:style-name="ce9" office:value-type="string" calcext:value-type="string">
            <text:p>df numerador</text:p>
          </table:table-cell>
          <table:table-cell table:style-name="ce9"/>
        </table:table-row>
        <table:table-row table:style-name="ro1">
          <table:table-cell office:value-type="string" calcext:value-type="string">
            <text:p>suma</text:p>
          </table:table-cell>
          <table:table-cell table:formula="of:=+SUM([.B3:.B8])" office:value-type="float" office:value="607" calcext:value-type="float">
            <text:p>607</text:p>
          </table:table-cell>
          <table:table-cell table:formula="of:=+SUM([.C3:.C8])" office:value-type="float" office:value="612" calcext:value-type="float">
            <text:p>612</text:p>
          </table:table-cell>
          <table:table-cell table:formula="of:=+SUM([.D3:.D8])" office:value-type="float" office:value="580" calcext:value-type="float">
            <text:p>580</text:p>
          </table:table-cell>
          <table:table-cell table:formula="of:=+SUM([.E3:.E8])" office:value-type="float" office:value="551" calcext:value-type="float">
            <text:p>551</text:p>
          </table:table-cell>
          <table:table-cell/>
          <table:table-cell table:formula="of:=+COM.MICROSOFT.STDEV.S([.B10:.E10])" office:value-type="float" office:value="4.68350138093137" calcext:value-type="float">
            <text:p>4,6835013809</text:p>
          </table:table-cell>
          <table:table-cell table:number-columns-repeated="2"/>
          <table:table-cell table:style-name="ce9" office:value-type="string" calcext:value-type="string">
            <text:p>df denominador</text:p>
          </table:table-cell>
          <table:table-cell table:style-name="ce9"/>
        </table:table-row>
        <table:table-row table:style-name="ro1">
          <table:table-cell office:value-type="string" calcext:value-type="string">
            <text:p>promedio</text:p>
          </table:table-cell>
          <table:table-cell table:style-name="ce8" table:formula="of:=+AVERAGE([.B3:.B8])" office:value-type="float" office:value="101.166666666667" calcext:value-type="float">
            <text:p>101,17</text:p>
          </table:table-cell>
          <table:table-cell table:style-name="ce8" table:formula="of:=+AVERAGE([.C3:.C8])" office:value-type="float" office:value="102" calcext:value-type="float">
            <text:p>102,00</text:p>
          </table:table-cell>
          <table:table-cell table:style-name="ce8" table:formula="of:=+AVERAGE([.D3:.D8])" office:value-type="float" office:value="96.6666666666667" calcext:value-type="float">
            <text:p>96,67</text:p>
          </table:table-cell>
          <table:table-cell table:style-name="ce8" table:formula="of:=+AVERAGE([.E3:.E8])" office:value-type="float" office:value="91.8333333333333" calcext:value-type="float">
            <text:p>91,83</text:p>
          </table:table-cell>
          <table:table-cell office:value-type="string" calcext:value-type="string">
            <text:p>varianza de medias</text:p>
          </table:table-cell>
          <table:table-cell table:formula="of:=+COM.MICROSOFT.VAR.S([.B10:.E10])" office:value-type="float" office:value="21.935185185186" calcext:value-type="float">
            <text:p>21,9351851852</text:p>
          </table:table-cell>
          <table:table-cell table:style-name="ce3" table:formula="of:=+6*[.G10]" office:value-type="float" office:value="131.611111111111" calcext:value-type="float">
            <text:p>131,6111</text:p>
          </table:table-cell>
          <table:table-cell/>
          <table:table-cell table:style-name="ce9" table:formula="of:=+[.H10]/[.G13]" office:value-type="float" office:value="64.2005420054201" calcext:value-type="float">
            <text:p>64,2005420054</text:p>
          </table:table-cell>
          <table:table-cell table:style-name="ce9" table:formula="of:=+FDIST([.J10];3;20)" office:value-type="float" office:value="0.999999999807941" calcext:value-type="float">
            <text:p>0,9999999998</text:p>
          </table:table-cell>
        </table:table-row>
        <table:table-row table:style-name="ro1">
          <table:table-cell office:value-type="string" calcext:value-type="string">
            <text:p>S dev</text:p>
          </table:table-cell>
          <table:table-cell table:style-name="ce8" table:formula="of:=+COM.MICROSOFT.STDEV.S([.B3:.B8])" office:value-type="float" office:value="1.47196014438797" calcext:value-type="float">
            <text:p>1,47</text:p>
          </table:table-cell>
          <table:table-cell table:style-name="ce8" table:formula="of:=+COM.MICROSOFT.STDEV.S([.C3:.C8])" office:value-type="float" office:value="1.4142135623731" calcext:value-type="float">
            <text:p>1,41</text:p>
          </table:table-cell>
          <table:table-cell table:style-name="ce8" table:formula="of:=+COM.MICROSOFT.STDEV.S([.D3:.D8])" office:value-type="float" office:value="1.63299316185545" calcext:value-type="float">
            <text:p>1,63</text:p>
          </table:table-cell>
          <table:table-cell table:style-name="ce8" table:formula="of:=+COM.MICROSOFT.STDEV.S([.E3:.E8])" office:value-type="float" office:value="1.16904519445001" calcext:value-type="float">
            <text:p>1,17</text:p>
          </table:table-cell>
          <table:table-cell table:number-columns-repeated="4"/>
          <table:table-cell table:style-name="ce9"/>
          <table:table-cell table:style-name="ce9" table:formula="of:=+COM.MICROSOFT.F.INV.RT(0.001;3;20)" office:value-type="float" office:value="8.0983797865834" calcext:value-type="float">
            <text:p>8,09837978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arianzas</text:p>
          </table:table-cell>
          <table:table-cell table:style-name="ce8" table:formula="of:=+[.B11]^2" office:value-type="float" office:value="2.16666666666667" calcext:value-type="float">
            <text:p>2,17</text:p>
          </table:table-cell>
          <table:table-cell table:style-name="ce8" table:formula="of:=+[.C11]^2" office:value-type="float" office:value="2" calcext:value-type="float">
            <text:p>2,00</text:p>
          </table:table-cell>
          <table:table-cell table:style-name="ce8" table:formula="of:=+[.D11]^2" office:value-type="float" office:value="2.66666666666667" calcext:value-type="float">
            <text:p>2,67</text:p>
          </table:table-cell>
          <table:table-cell table:style-name="ce8" table:formula="of:=+[.E11]^2" office:value-type="float" office:value="1.36666666666667" calcext:value-type="float">
            <text:p>1,37</text:p>
          </table:table-cell>
          <table:table-cell office:value-type="string" calcext:value-type="string">
            <text:p>varianza residual</text:p>
          </table:table-cell>
          <table:table-cell table:formula="of:=+AVERAGE([.B13:.E13])" office:value-type="float" office:value="2.05" calcext:value-type="float">
            <text:p>2,05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FC</text:p>
          </table:table-cell>
          <table:table-cell table:formula="of:=+([.G4]^2)/COUNT([.B3:.E8])" office:value-type="float" office:value="230104.166666667" calcext:value-type="float">
            <text:p>230104,1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A CUADRADOS SERIES</text:p>
          </table:table-cell>
          <table:table-cell table:formula="of:=+([.B9]^2)/COUNT([.B3:.B8])" office:value-type="float" office:value="61408.1666666667" calcext:value-type="float">
            <text:p>61408,1666666667</text:p>
          </table:table-cell>
          <table:table-cell table:formula="of:=+([.C9]^2)/COUNT([.C3:.C8])" office:value-type="float" office:value="62424" calcext:value-type="float">
            <text:p>62424</text:p>
          </table:table-cell>
          <table:table-cell table:formula="of:=+([.D9]^2)/COUNT([.D3:.D8])" office:value-type="float" office:value="56066.6666666667" calcext:value-type="float">
            <text:p>56066,6666666667</text:p>
          </table:table-cell>
          <table:table-cell table:formula="of:=+([.E9]^2)/COUNT([.E3:.E8])" office:value-type="float" office:value="50600.1666666667" calcext:value-type="float">
            <text:p>50600,1666666667</text:p>
          </table:table-cell>
          <table:table-cell table:formula="of:=+SUM([.B18:.E18])-[.B17]" office:value-type="float" office:value="394.833333333314" calcext:value-type="float">
            <text:p>394,8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A DE CUADRADOS TOTALES</text:p>
          </table:table-cell>
          <table:table-cell table:formula="of:=+SUMSQ([.B3:.E8])-[.B17]" office:value-type="float" office:value="435.833333333343" calcext:value-type="float">
            <text:p>435,833333333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ES</text:p>
          </table:table-cell>
          <table:table-cell table:formula="of:=+4-1" office:value-type="float" office:value="3" calcext:value-type="float">
            <text:p>3</text:p>
          </table:table-cell>
          <table:table-cell table:formula="of:=+[.F18]" office:value-type="float" office:value="394.833333333314" calcext:value-type="float">
            <text:p>394,8333333333</text:p>
          </table:table-cell>
          <table:table-cell table:formula="of:=+[.C21]/[.B21]" office:value-type="float" office:value="131.611111111105" calcext:value-type="float">
            <text:p>131,6111111111</text:p>
          </table:table-cell>
          <table:table-cell table:formula="of:=+[.D21]/[.D22]" office:value-type="float" office:value="64.2005420053713" calcext:value-type="float">
            <text:p>64,2005420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OR</text:p>
          </table:table-cell>
          <table:table-cell table:formula="of:=+[.B23]-[.B21]" office:value-type="float" office:value="20" calcext:value-type="float">
            <text:p>20</text:p>
          </table:table-cell>
          <table:table-cell table:formula="of:=+[.C23]-[.C21]" office:value-type="float" office:value="41.0000000000291" calcext:value-type="float">
            <text:p>41</text:p>
          </table:table-cell>
          <table:table-cell table:formula="of:=+[.C22]/[.B22]" office:value-type="float" office:value="2.05000000000145" calcext:value-type="float">
            <text:p>2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+(4*6)-1" office:value-type="float" office:value="23" calcext:value-type="float">
            <text:p>23</text:p>
          </table:table-cell>
          <table:table-cell table:formula="of:=+[.B19]" office:value-type="float" office:value="435.833333333343" calcext:value-type="float">
            <text:p>435,833333333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M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dos de libertad</text:p>
          </table:table-cell>
          <table:table-cell table:formula="of:=+4*(6-1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975" calcext:value-type="float">
            <text:p>0,9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 critico</text:p>
          </table:table-cell>
          <table:table-cell table:formula="of:=+COM.MICROSOFT.T.INV([.B27];[.B26])" office:value-type="float" office:value="2.08596344726586" calcext:value-type="float">
            <text:p>2,08596344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 residuos</text:p>
          </table:table-cell>
          <table:table-cell table:formula="of:=+SQRT([.D22])" office:value-type="float" office:value="1.43178210632814" calcext:value-type="float">
            <text:p>1,431782106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MS</text:p>
          </table:table-cell>
          <table:table-cell table:formula="of:=+[.B29]*[.B28]*SQRT(2/6)" office:value-type="float" office:value="1.72434037454243" calcext:value-type="float">
            <text:p>1,724340374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ferencia</text:p>
          </table:table-cell>
          <table:table-cell table:style-name="ce8" office:value-type="float" office:value="101.166666666667" calcext:value-type="float">
            <text:p>101,17</text:p>
          </table:table-cell>
          <table:table-cell table:style-name="ce8" office:value-type="float" office:value="102" calcext:value-type="float">
            <text:p>102,00</text:p>
          </table:table-cell>
          <table:table-cell table:style-name="ce8" office:value-type="float" office:value="96.6666666666667" calcext:value-type="float">
            <text:p>96,67</text:p>
          </table:table-cell>
          <table:table-cell table:style-name="ce8" office:value-type="float" office:value="91.8333333333333" calcext:value-type="float">
            <text:p>91,83</text:p>
          </table:table-cell>
          <table:table-cell table:number-columns-repeated="6"/>
        </table:table-row>
        <table:table-row table:style-name="ro1">
          <table:table-cell/>
          <table:table-cell table:formula="of:=+ABS([.B$33]-[.$F34])" office:value-type="float" office:value="0" calcext:value-type="float">
            <text:p>0</text:p>
          </table:table-cell>
          <table:table-cell table:formula="of:=+ABS([.C$33]-[.$F34])" office:value-type="float" office:value="0.833333333333002" calcext:value-type="float">
            <text:p>0,8333333333</text:p>
          </table:table-cell>
          <table:table-cell table:formula="of:=+ABS([.D$33]-[.$F34])" office:value-type="float" office:value="4.5000000000003" calcext:value-type="float">
            <text:p>4,5</text:p>
          </table:table-cell>
          <table:table-cell table:formula="of:=+ABS([.E$33]-[.$F34])" office:value-type="float" office:value="9.3333333333337" calcext:value-type="float">
            <text:p>9,3333333333</text:p>
          </table:table-cell>
          <table:table-cell table:style-name="ce8" office:value-type="float" office:value="101.166666666667" calcext:value-type="float">
            <text:p>101,17</text:p>
          </table:table-cell>
          <table:table-cell table:number-columns-repeated="5"/>
        </table:table-row>
        <table:table-row table:style-name="ro1">
          <table:table-cell/>
          <table:table-cell table:formula="of:=+ABS([.B$33]-[.$F35])" office:value-type="float" office:value="0.833333333333002" calcext:value-type="float">
            <text:p>0,8333333333</text:p>
          </table:table-cell>
          <table:table-cell table:formula="of:=+ABS([.C$33]-[.$F35])" office:value-type="float" office:value="0" calcext:value-type="float">
            <text:p>0</text:p>
          </table:table-cell>
          <table:table-cell table:formula="of:=+ABS([.D$33]-[.$F35])" office:value-type="float" office:value="5.3333333333333" calcext:value-type="float">
            <text:p>5,3333333333</text:p>
          </table:table-cell>
          <table:table-cell table:formula="of:=+ABS([.E$33]-[.$F35])" office:value-type="float" office:value="10.1666666666667" calcext:value-type="float">
            <text:p>10,1666666667</text:p>
          </table:table-cell>
          <table:table-cell table:style-name="ce8" office:value-type="float" office:value="102" calcext:value-type="float">
            <text:p>102,00</text:p>
          </table:table-cell>
          <table:table-cell table:number-columns-repeated="5"/>
        </table:table-row>
        <table:table-row table:style-name="ro1">
          <table:table-cell/>
          <table:table-cell table:formula="of:=+ABS([.B$33]-[.$F36])" office:value-type="float" office:value="4.5000000000003" calcext:value-type="float">
            <text:p>4,5</text:p>
          </table:table-cell>
          <table:table-cell table:formula="of:=+ABS([.C$33]-[.$F36])" office:value-type="float" office:value="5.3333333333333" calcext:value-type="float">
            <text:p>5,3333333333</text:p>
          </table:table-cell>
          <table:table-cell table:formula="of:=+ABS([.D$33]-[.$F36])" office:value-type="float" office:value="0" calcext:value-type="float">
            <text:p>0</text:p>
          </table:table-cell>
          <table:table-cell table:formula="of:=+ABS([.E$33]-[.$F36])" office:value-type="float" office:value="4.8333333333334" calcext:value-type="float">
            <text:p>4,8333333333</text:p>
          </table:table-cell>
          <table:table-cell table:style-name="ce8" office:value-type="float" office:value="96.6666666666667" calcext:value-type="float">
            <text:p>96,67</text:p>
          </table:table-cell>
          <table:table-cell table:number-columns-repeated="5"/>
        </table:table-row>
        <table:table-row table:style-name="ro1">
          <table:table-cell/>
          <table:table-cell table:formula="of:=+ABS([.B$33]-[.$F37])" office:value-type="float" office:value="9.3333333333337" calcext:value-type="float">
            <text:p>9,3333333333</text:p>
          </table:table-cell>
          <table:table-cell table:formula="of:=+ABS([.C$33]-[.$F37])" office:value-type="float" office:value="10.1666666666667" calcext:value-type="float">
            <text:p>10,1666666667</text:p>
          </table:table-cell>
          <table:table-cell table:formula="of:=+ABS([.D$33]-[.$F37])" office:value-type="float" office:value="4.8333333333334" calcext:value-type="float">
            <text:p>4,8333333333</text:p>
          </table:table-cell>
          <table:table-cell table:formula="of:=+ABS([.E$33]-[.$F37])" office:value-type="float" office:value="0" calcext:value-type="float">
            <text:p>0</text:p>
          </table:table-cell>
          <table:table-cell table:style-name="ce8" office:value-type="float" office:value="91.8333333333333" calcext:value-type="float">
            <text:p>91,8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+IF([.C34]&gt;[.$B$31];&quot;HAY DIFERENCIA&quot;;&quot;NO&quot;)" office:value-type="string" office:string-value="NO" calcext:value-type="string">
            <text:p>NO</text:p>
          </table:table-cell>
          <table:table-cell table:formula="of:=+IF([.D34]&gt;[.$B$31];&quot;HAY DIFERENCIA&quot;;&quot;NO&quot;)" office:value-type="string" office:string-value="HAY DIFERENCIA" calcext:value-type="string">
            <text:p>HAY DIFERENCIA</text:p>
          </table:table-cell>
          <table:table-cell table:formula="of:=+IF([.E34]&gt;[.$B$31];&quot;HAY DIFERENCIA&quot;;&quot;NO&quot;)" office:value-type="string" office:string-value="HAY DIFERENCIA" calcext:value-type="string">
            <text:p>HAY DIFERENCIA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IF([.D35]&gt;[.$B$31];&quot;HAY DIFERENCIA&quot;;&quot;NO&quot;)" office:value-type="string" office:string-value="HAY DIFERENCIA" calcext:value-type="string">
            <text:p>HAY DIFERENCIA</text:p>
          </table:table-cell>
          <table:table-cell table:formula="of:=+IF([.E35]&gt;[.$B$31];&quot;HAY DIFERENCIA&quot;;&quot;NO&quot;)" office:value-type="string" office:string-value="HAY DIFERENCIA" calcext:value-type="string">
            <text:p>HAY DIFERENCIA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+IF([.E36]&gt;[.$B$31];&quot;HAY DIFERENCIA&quot;;&quot;NO&quot;)" office:value-type="string" office:string-value="HAY DIFERENCIA" calcext:value-type="string">
            <text:p>HAY DIFERENCIA</text:p>
          </table:table-cell>
          <table:table-cell table:number-columns-repeated="6"/>
        </table:table-row>
      </table:table>
      <table:table table:name="anovar" table:style-name="ta1"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redichos</text:p>
          </table:table-cell>
          <table:table-cell/>
          <table:table-cell office:value-type="string" calcext:value-type="string">
            <text:p>dispersion exp</text:p>
          </table:table-cell>
          <table:table-cell office:value-type="string" calcext:value-type="string">
            <text:p>dispersion predicha</text:p>
          </table:table-cell>
          <table:table-cell/>
          <table:table-cell office:value-type="string" calcext:value-type="string">
            <text:p>fuent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 cri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matrix-columns-spanned="1" table:number-matrix-rows-spanned="30" table:formula="of:=+[.B3:.B32]-AVERAGE([.B3:.B32])" office:value-type="float" office:value="-20.3333333333333" calcext:value-type="float">
            <text:p>-20,3333333333</text:p>
          </table:table-cell>
          <table:table-cell table:number-matrix-columns-spanned="1" table:number-matrix-rows-spanned="30" table:formula="of:=+[.C3:.C32]-AVERAGE([.C3:.C32])" office:value-type="float" office:value="-20" calcext:value-type="float">
            <text:p>-20</text:p>
          </table:table-cell>
          <table:table-cell table:number-matrix-columns-spanned="1" table:number-matrix-rows-spanned="30" table:formula="of:=+([.B3:.B32]*[.E44])+[.E49]" office:value-type="float" office:value="24.454118993135" calcext:value-type="float">
            <text:p>24,4541189931</text:p>
          </table:table-cell>
          <table:table-cell/>
          <table:table-cell table:formula="of:=+[.E3]" office:value-type="float" office:value="-20" calcext:value-type="float">
            <text:p>-20</text:p>
          </table:table-cell>
          <table:table-cell table:number-matrix-columns-spanned="1" table:number-matrix-rows-spanned="30" table:formula="of:=+[.F3:.F32]-AVERAGE([.C3:.C32])" office:value-type="float" office:value="-10.545881006865" calcext:value-type="float">
            <text:p>-10,5458810069</text:p>
          </table:table-cell>
          <table:table-cell/>
          <table:table-cell office:value-type="string" calcext:value-type="string">
            <text:p>regresion</text:p>
          </table:table-cell>
          <table:table-cell table:formula="of:=+2-1" office:value-type="float" office:value="1" calcext:value-type="float">
            <text:p>1</text:p>
          </table:table-cell>
          <table:table-cell table:style-name="ce4" table:formula="of:=+SUMSQ([.I3:.I32])" office:value-type="float" office:value="1567.35995423341" calcext:value-type="float">
            <text:p>1567,360</text:p>
          </table:table-cell>
          <table:table-cell table:formula="of:=+[.M3]/[.L3]" office:value-type="float" office:value="1567.35995423341" calcext:value-type="float">
            <text:p>1567,3599542334</text:p>
          </table:table-cell>
          <table:table-cell table:formula="of:=+[.N3]/[.N4]" office:value-type="float" office:value="18.3728305134611" calcext:value-type="float">
            <text:p>18,3728305135</text:p>
          </table:table-cell>
          <table:table-cell table:style-name="ce8" table:formula="of:=+COM.MICROSOFT.F.INV.RT(0.05;[.L3];[.L4])" office:value-type="float" office:value="4.19597181855777" calcext:value-type="float">
            <text:p>4,2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-0.333333333333336" calcext:value-type="float">
            <text:p>-0,3333333333</text:p>
          </table:table-cell>
          <table:table-cell office:value-type="float" office:value="-16" calcext:value-type="float">
            <text:p>-16</text:p>
          </table:table-cell>
          <table:table-cell office:value-type="float" office:value="34.8271167048055" calcext:value-type="float">
            <text:p>34,8271167048</text:p>
          </table:table-cell>
          <table:table-cell/>
          <table:table-cell table:formula="of:=+[.E4]" office:value-type="float" office:value="-16" calcext:value-type="float">
            <text:p>-16</text:p>
          </table:table-cell>
          <table:table-cell office:value-type="float" office:value="-0.172883295194509" calcext:value-type="float">
            <text:p>-0,1728832952</text:p>
          </table:table-cell>
          <table:table-cell/>
          <table:table-cell office:value-type="string" calcext:value-type="string">
            <text:p>residuos</text:p>
          </table:table-cell>
          <table:table-cell table:style-name="ce1" table:formula="of:=+[.L5]-[.L3]" office:value-type="float" office:value="28" calcext:value-type="float">
            <text:p>28</text:p>
          </table:table-cell>
          <table:table-cell table:style-name="ce4" table:formula="of:=+[.M5]-[.M3]" office:value-type="float" office:value="2388.64004576659" calcext:value-type="float">
            <text:p>2388,640</text:p>
          </table:table-cell>
          <table:table-cell table:formula="of:=+[.M4]/[.L4]" office:value-type="float" office:value="85.3085730630925" calcext:value-type="float">
            <text:p>85,3085730631</text:p>
          </table:table-cell>
          <table:table-cell table:style-name="ce1"/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-1.33333333333334" calcext:value-type="float">
            <text:p>-1,3333333333</text:p>
          </table:table-cell>
          <table:table-cell office:value-type="float" office:value="-14" calcext:value-type="float">
            <text:p>-14</text:p>
          </table:table-cell>
          <table:table-cell office:value-type="float" office:value="34.308466819222" calcext:value-type="float">
            <text:p>34,3084668192</text:p>
          </table:table-cell>
          <table:table-cell/>
          <table:table-cell table:formula="of:=+[.E5]" office:value-type="float" office:value="-14" calcext:value-type="float">
            <text:p>-14</text:p>
          </table:table-cell>
          <table:table-cell office:value-type="float" office:value="-0.691533180778038" calcext:value-type="float">
            <text:p>-0,6915331808</text:p>
          </table:table-cell>
          <table:table-cell/>
          <table:table-cell office:value-type="string" calcext:value-type="string">
            <text:p>total</text:p>
          </table:table-cell>
          <table:table-cell table:formula="of:=+COUNT([.H3:.H32])-1" office:value-type="float" office:value="29" calcext:value-type="float">
            <text:p>29</text:p>
          </table:table-cell>
          <table:table-cell table:style-name="ce4" table:formula="of:=+SUMSQ([.H3:.H32])" office:value-type="float" office:value="3956" calcext:value-type="float">
            <text:p>3956,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-14.3333333333333" calcext:value-type="float">
            <text:p>-14,3333333333</text:p>
          </table:table-cell>
          <table:table-cell office:value-type="float" office:value="-8" calcext:value-type="float">
            <text:p>-8</text:p>
          </table:table-cell>
          <table:table-cell office:value-type="float" office:value="27.5660183066361" calcext:value-type="float">
            <text:p>27,5660183066</text:p>
          </table:table-cell>
          <table:table-cell/>
          <table:table-cell table:formula="of:=+[.E6]" office:value-type="float" office:value="-8" calcext:value-type="float">
            <text:p>-8</text:p>
          </table:table-cell>
          <table:table-cell office:value-type="float" office:value="-7.43398169336385" calcext:value-type="float">
            <text:p>-7,43398169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.66666666666666" calcext:value-type="float">
            <text:p>3,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.9017162471396" calcext:value-type="float">
            <text:p>36,9017162471</text:p>
          </table:table-cell>
          <table:table-cell/>
          <table:table-cell table:formula="of:=+[.E7]" office:value-type="float" office:value="0" calcext:value-type="float">
            <text:p>0</text:p>
          </table:table-cell>
          <table:table-cell office:value-type="float" office:value="1.90171624713959" calcext:value-type="float">
            <text:p>1,90171624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-2.33333333333334" calcext:value-type="float">
            <text:p>-2,3333333333</text:p>
          </table:table-cell>
          <table:table-cell office:value-type="float" office:value="4" calcext:value-type="float">
            <text:p>4</text:p>
          </table:table-cell>
          <table:table-cell office:value-type="float" office:value="33.7898169336384" calcext:value-type="float">
            <text:p>33,7898169336</text:p>
          </table:table-cell>
          <table:table-cell/>
          <table:table-cell table:formula="of:=+[.E8]" office:value-type="float" office:value="4" calcext:value-type="float">
            <text:p>4</text:p>
          </table:table-cell>
          <table:table-cell office:value-type="float" office:value="-1.21018306636156" calcext:value-type="float">
            <text:p>-1,21018306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-3.33333333333334" calcext:value-type="float">
            <text:p>-3,3333333333</text:p>
          </table:table-cell>
          <table:table-cell office:value-type="float" office:value="-12" calcext:value-type="float">
            <text:p>-12</text:p>
          </table:table-cell>
          <table:table-cell office:value-type="float" office:value="33.2711670480549" calcext:value-type="float">
            <text:p>33,2711670481</text:p>
          </table:table-cell>
          <table:table-cell/>
          <table:table-cell table:formula="of:=+[.E9]" office:value-type="float" office:value="-12" calcext:value-type="float">
            <text:p>-12</text:p>
          </table:table-cell>
          <table:table-cell office:value-type="float" office:value="-1.72883295194508" calcext:value-type="float">
            <text:p>-1,7288329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24.6666666666667" calcext:value-type="float">
            <text:p>24,6666666667</text:p>
          </table:table-cell>
          <table:table-cell office:value-type="float" office:value="3" calcext:value-type="float">
            <text:p>3</text:p>
          </table:table-cell>
          <table:table-cell office:value-type="float" office:value="47.7933638443936" calcext:value-type="float">
            <text:p>47,7933638444</text:p>
          </table:table-cell>
          <table:table-cell/>
          <table:table-cell table:formula="of:=+[.E10]" office:value-type="float" office:value="3" calcext:value-type="float">
            <text:p>3</text:p>
          </table:table-cell>
          <table:table-cell office:value-type="float" office:value="12.7933638443936" calcext:value-type="float">
            <text:p>12,79336384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22.6666666666667" calcext:value-type="float">
            <text:p>22,6666666667</text:p>
          </table:table-cell>
          <table:table-cell office:value-type="float" office:value="-2" calcext:value-type="float">
            <text:p>-2</text:p>
          </table:table-cell>
          <table:table-cell office:value-type="float" office:value="46.7560640732266" calcext:value-type="float">
            <text:p>46,7560640732</text:p>
          </table:table-cell>
          <table:table-cell/>
          <table:table-cell table:formula="of:=+[.E11]" office:value-type="float" office:value="-2" calcext:value-type="float">
            <text:p>-2</text:p>
          </table:table-cell>
          <table:table-cell office:value-type="float" office:value="11.7560640732266" calcext:value-type="float">
            <text:p>11,75606407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7.6666666666667" calcext:value-type="float">
            <text:p>17,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44.1628146453089" calcext:value-type="float">
            <text:p>44,1628146453</text:p>
          </table:table-cell>
          <table:table-cell/>
          <table:table-cell table:formula="of:=+[.E12]" office:value-type="float" office:value="15" calcext:value-type="float">
            <text:p>15</text:p>
          </table:table-cell>
          <table:table-cell office:value-type="float" office:value="9.16281464530893" calcext:value-type="float">
            <text:p>9,1628146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-27.3333333333333" calcext:value-type="float">
            <text:p>-27,3333333333</text:p>
          </table:table-cell>
          <table:table-cell office:value-type="float" office:value="-15" calcext:value-type="float">
            <text:p>-15</text:p>
          </table:table-cell>
          <table:table-cell office:value-type="float" office:value="20.8235697940503" calcext:value-type="float">
            <text:p>20,8235697941</text:p>
          </table:table-cell>
          <table:table-cell/>
          <table:table-cell table:formula="of:=+[.E13]" office:value-type="float" office:value="-15" calcext:value-type="float">
            <text:p>-15</text:p>
          </table:table-cell>
          <table:table-cell office:value-type="float" office:value="-14.1764302059497" calcext:value-type="float">
            <text:p>-14,17643020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-25.3333333333333" calcext:value-type="float">
            <text:p>-25,3333333333</text:p>
          </table:table-cell>
          <table:table-cell office:value-type="float" office:value="-1" calcext:value-type="float">
            <text:p>-1</text:p>
          </table:table-cell>
          <table:table-cell office:value-type="float" office:value="21.8608695652174" calcext:value-type="float">
            <text:p>21,8608695652</text:p>
          </table:table-cell>
          <table:table-cell/>
          <table:table-cell table:formula="of:=+[.E14]" office:value-type="float" office:value="-1" calcext:value-type="float">
            <text:p>-1</text:p>
          </table:table-cell>
          <table:table-cell office:value-type="float" office:value="-13.1391304347826" calcext:value-type="float">
            <text:p>-13,13913043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-0.333333333333336" calcext:value-type="float">
            <text:p>-0,3333333333</text:p>
          </table:table-cell>
          <table:table-cell office:value-type="float" office:value="-7" calcext:value-type="float">
            <text:p>-7</text:p>
          </table:table-cell>
          <table:table-cell office:value-type="float" office:value="34.8271167048055" calcext:value-type="float">
            <text:p>34,8271167048</text:p>
          </table:table-cell>
          <table:table-cell/>
          <table:table-cell table:formula="of:=+[.E15]" office:value-type="float" office:value="-7" calcext:value-type="float">
            <text:p>-7</text:p>
          </table:table-cell>
          <table:table-cell office:value-type="float" office:value="-0.172883295194509" calcext:value-type="float">
            <text:p>-0,17288329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-3.33333333333334" calcext:value-type="float">
            <text:p>-3,3333333333</text:p>
          </table:table-cell>
          <table:table-cell office:value-type="float" office:value="0" calcext:value-type="float">
            <text:p>0</text:p>
          </table:table-cell>
          <table:table-cell office:value-type="float" office:value="33.2711670480549" calcext:value-type="float">
            <text:p>33,2711670481</text:p>
          </table:table-cell>
          <table:table-cell/>
          <table:table-cell table:formula="of:=+[.E16]" office:value-type="float" office:value="0" calcext:value-type="float">
            <text:p>0</text:p>
          </table:table-cell>
          <table:table-cell office:value-type="float" office:value="-1.72883295194508" calcext:value-type="float">
            <text:p>-1,7288329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2.66666666666666" calcext:value-type="float">
            <text:p>2,6666666667</text:p>
          </table:table-cell>
          <table:table-cell office:value-type="float" office:value="7" calcext:value-type="float">
            <text:p>7</text:p>
          </table:table-cell>
          <table:table-cell office:value-type="float" office:value="36.3830663615561" calcext:value-type="float">
            <text:p>36,3830663616</text:p>
          </table:table-cell>
          <table:table-cell/>
          <table:table-cell table:formula="of:=+[.E17]" office:value-type="float" office:value="7" calcext:value-type="float">
            <text:p>7</text:p>
          </table:table-cell>
          <table:table-cell office:value-type="float" office:value="1.38306636155606" calcext:value-type="float">
            <text:p>1,38306636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6.33333333333334" calcext:value-type="float">
            <text:p>-6,3333333333</text:p>
          </table:table-cell>
          <table:table-cell office:value-type="float" office:value="9" calcext:value-type="float">
            <text:p>9</text:p>
          </table:table-cell>
          <table:table-cell office:value-type="float" office:value="31.7152173913043" calcext:value-type="float">
            <text:p>31,7152173913</text:p>
          </table:table-cell>
          <table:table-cell/>
          <table:table-cell table:formula="of:=+[.E18]" office:value-type="float" office:value="9" calcext:value-type="float">
            <text:p>9</text:p>
          </table:table-cell>
          <table:table-cell office:value-type="float" office:value="-3.28478260869565" calcext:value-type="float">
            <text:p>-3,28478260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4.6666666666667" calcext:value-type="float">
            <text:p>14,6666666667</text:p>
          </table:table-cell>
          <table:table-cell office:value-type="float" office:value="11" calcext:value-type="float">
            <text:p>11</text:p>
          </table:table-cell>
          <table:table-cell office:value-type="float" office:value="42.6068649885584" calcext:value-type="float">
            <text:p>42,6068649886</text:p>
          </table:table-cell>
          <table:table-cell/>
          <table:table-cell table:formula="of:=+[.E19]" office:value-type="float" office:value="11" calcext:value-type="float">
            <text:p>11</text:p>
          </table:table-cell>
          <table:table-cell office:value-type="float" office:value="7.60686498855836" calcext:value-type="float">
            <text:p>7,60686498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1.6666666666667" calcext:value-type="float">
            <text:p>11,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41.0509153318078" calcext:value-type="float">
            <text:p>41,0509153318</text:p>
          </table:table-cell>
          <table:table-cell/>
          <table:table-cell table:formula="of:=+[.E20]" office:value-type="float" office:value="12" calcext:value-type="float">
            <text:p>12</text:p>
          </table:table-cell>
          <table:table-cell office:value-type="float" office:value="6.05091533180778" calcext:value-type="float">
            <text:p>6,05091533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.66666666666666" calcext:value-type="float">
            <text:p>5,6666666667</text:p>
          </table:table-cell>
          <table:table-cell office:value-type="float" office:value="5" calcext:value-type="float">
            <text:p>5</text:p>
          </table:table-cell>
          <table:table-cell office:value-type="float" office:value="37.9390160183066" calcext:value-type="float">
            <text:p>37,9390160183</text:p>
          </table:table-cell>
          <table:table-cell/>
          <table:table-cell table:formula="of:=+[.E21]" office:value-type="float" office:value="5" calcext:value-type="float">
            <text:p>5</text:p>
          </table:table-cell>
          <table:table-cell office:value-type="float" office:value="2.93901601830663" calcext:value-type="float">
            <text:p>2,9390160183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4" calcext:value-type="float">
            <text:p>54</text:p>
          </table:table-cell>
          <table:table-cell office:value-type="float" office:value="4.66666666666666" calcext:value-type="float">
            <text:p>4,6666666667</text:p>
          </table:table-cell>
          <table:table-cell office:value-type="float" office:value="19" calcext:value-type="float">
            <text:p>19</text:p>
          </table:table-cell>
          <table:table-cell office:value-type="float" office:value="37.4203661327231" calcext:value-type="float">
            <text:p>37,4203661327</text:p>
          </table:table-cell>
          <table:table-cell/>
          <table:table-cell table:formula="of:=+[.E22]" office:value-type="float" office:value="19" calcext:value-type="float">
            <text:p>19</text:p>
          </table:table-cell>
          <table:table-cell office:value-type="float" office:value="2.42036613272311" calcext:value-type="float">
            <text:p>2,42036613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-16.3333333333333" calcext:value-type="float">
            <text:p>-16,3333333333</text:p>
          </table:table-cell>
          <table:table-cell office:value-type="float" office:value="-21" calcext:value-type="float">
            <text:p>-21</text:p>
          </table:table-cell>
          <table:table-cell office:value-type="float" office:value="26.5287185354691" calcext:value-type="float">
            <text:p>26,5287185355</text:p>
          </table:table-cell>
          <table:table-cell/>
          <table:table-cell table:formula="of:=+[.E23]" office:value-type="float" office:value="-21" calcext:value-type="float">
            <text:p>-21</text:p>
          </table:table-cell>
          <table:table-cell office:value-type="float" office:value="-8.4712814645309" calcext:value-type="float">
            <text:p>-8,47128146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-4.33333333333334" calcext:value-type="float">
            <text:p>-4,3333333333</text:p>
          </table:table-cell>
          <table:table-cell office:value-type="float" office:value="-15" calcext:value-type="float">
            <text:p>-15</text:p>
          </table:table-cell>
          <table:table-cell office:value-type="float" office:value="32.7525171624714" calcext:value-type="float">
            <text:p>32,7525171625</text:p>
          </table:table-cell>
          <table:table-cell/>
          <table:table-cell table:formula="of:=+[.E24]" office:value-type="float" office:value="-15" calcext:value-type="float">
            <text:p>-15</text:p>
          </table:table-cell>
          <table:table-cell office:value-type="float" office:value="-2.24748283752861" calcext:value-type="float">
            <text:p>-2,2474828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-14.3333333333333" calcext:value-type="float">
            <text:p>-14,3333333333</text:p>
          </table:table-cell>
          <table:table-cell office:value-type="float" office:value="-5" calcext:value-type="float">
            <text:p>-5</text:p>
          </table:table-cell>
          <table:table-cell office:value-type="float" office:value="27.5660183066361" calcext:value-type="float">
            <text:p>27,5660183066</text:p>
          </table:table-cell>
          <table:table-cell/>
          <table:table-cell table:formula="of:=+[.E25]" office:value-type="float" office:value="-5" calcext:value-type="float">
            <text:p>-5</text:p>
          </table:table-cell>
          <table:table-cell office:value-type="float" office:value="-7.43398169336385" calcext:value-type="float">
            <text:p>-7,43398169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-10.3333333333333" calcext:value-type="float">
            <text:p>-10,3333333333</text:p>
          </table:table-cell>
          <table:table-cell office:value-type="float" office:value="-3" calcext:value-type="float">
            <text:p>-3</text:p>
          </table:table-cell>
          <table:table-cell office:value-type="float" office:value="29.6406178489702" calcext:value-type="float">
            <text:p>29,640617849</text:p>
          </table:table-cell>
          <table:table-cell/>
          <table:table-cell table:formula="of:=+[.E26]" office:value-type="float" office:value="-3" calcext:value-type="float">
            <text:p>-3</text:p>
          </table:table-cell>
          <table:table-cell office:value-type="float" office:value="-5.35938215102975" calcext:value-type="float">
            <text:p>-5,3593821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-13.3333333333333" calcext:value-type="float">
            <text:p>-13,3333333333</text:p>
          </table:table-cell>
          <table:table-cell office:value-type="float" office:value="-1" calcext:value-type="float">
            <text:p>-1</text:p>
          </table:table-cell>
          <table:table-cell office:value-type="float" office:value="28.0846681922197" calcext:value-type="float">
            <text:p>28,0846681922</text:p>
          </table:table-cell>
          <table:table-cell/>
          <table:table-cell table:formula="of:=+[.E27]" office:value-type="float" office:value="-1" calcext:value-type="float">
            <text:p>-1</text:p>
          </table:table-cell>
          <table:table-cell office:value-type="float" office:value="-6.91533180778032" calcext:value-type="float">
            <text:p>-6,91533180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-1.33333333333334" calcext:value-type="float">
            <text:p>-1,3333333333</text:p>
          </table:table-cell>
          <table:table-cell office:value-type="float" office:value="7" calcext:value-type="float">
            <text:p>7</text:p>
          </table:table-cell>
          <table:table-cell office:value-type="float" office:value="34.308466819222" calcext:value-type="float">
            <text:p>34,3084668192</text:p>
          </table:table-cell>
          <table:table-cell/>
          <table:table-cell table:formula="of:=+[.E28]" office:value-type="float" office:value="7" calcext:value-type="float">
            <text:p>7</text:p>
          </table:table-cell>
          <table:table-cell office:value-type="float" office:value="-0.691533180778038" calcext:value-type="float">
            <text:p>-0,69153318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3.6666666666667" calcext:value-type="float">
            <text:p>13,6666666667</text:p>
          </table:table-cell>
          <table:table-cell office:value-type="float" office:value="5" calcext:value-type="float">
            <text:p>5</text:p>
          </table:table-cell>
          <table:table-cell office:value-type="float" office:value="42.0882151029748" calcext:value-type="float">
            <text:p>42,088215103</text:p>
          </table:table-cell>
          <table:table-cell/>
          <table:table-cell table:formula="of:=+[.E29]" office:value-type="float" office:value="5" calcext:value-type="float">
            <text:p>5</text:p>
          </table:table-cell>
          <table:table-cell office:value-type="float" office:value="7.08821510297483" calcext:value-type="float">
            <text:p>7,0882151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7.66666666666666" calcext:value-type="float">
            <text:p>7,6666666667</text:p>
          </table:table-cell>
          <table:table-cell office:value-type="float" office:value="3" calcext:value-type="float">
            <text:p>3</text:p>
          </table:table-cell>
          <table:table-cell office:value-type="float" office:value="38.9763157894737" calcext:value-type="float">
            <text:p>38,9763157895</text:p>
          </table:table-cell>
          <table:table-cell/>
          <table:table-cell table:formula="of:=+[.E30]" office:value-type="float" office:value="3" calcext:value-type="float">
            <text:p>3</text:p>
          </table:table-cell>
          <table:table-cell office:value-type="float" office:value="3.97631578947369" calcext:value-type="float">
            <text:p>3,97631578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.66666666666666" calcext:value-type="float">
            <text:p>6,6666666667</text:p>
          </table:table-cell>
          <table:table-cell office:value-type="float" office:value="19" calcext:value-type="float">
            <text:p>19</text:p>
          </table:table-cell>
          <table:table-cell office:value-type="float" office:value="38.4576659038902" calcext:value-type="float">
            <text:p>38,4576659039</text:p>
          </table:table-cell>
          <table:table-cell/>
          <table:table-cell table:formula="of:=+[.E31]" office:value-type="float" office:value="19" calcext:value-type="float">
            <text:p>19</text:p>
          </table:table-cell>
          <table:table-cell office:value-type="float" office:value="3.45766590389016" calcext:value-type="float">
            <text:p>3,45766590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28.6666666666667" calcext:value-type="float">
            <text:p>28,6666666667</text:p>
          </table:table-cell>
          <table:table-cell office:value-type="float" office:value="21" calcext:value-type="float">
            <text:p>21</text:p>
          </table:table-cell>
          <table:table-cell office:value-type="float" office:value="49.8679633867277" calcext:value-type="float">
            <text:p>49,8679633867</text:p>
          </table:table-cell>
          <table:table-cell/>
          <table:table-cell table:formula="of:=+[.E32]" office:value-type="float" office:value="21" calcext:value-type="float">
            <text:p>21</text:p>
          </table:table-cell>
          <table:table-cell office:value-type="float" office:value="14.8679633867277" calcext:value-type="float">
            <text:p>14,8679633867</text:p>
          </table:table-cell>
          <table:table-cell table:number-columns-repeated="7"/>
        </table:table-row>
        <table:table-row table:style-name="ro1" table:number-rows-repeated="8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ma cuadrados x</text:p>
          </table:table-cell>
          <table:table-cell table:formula="of:=+SUMSQ([.B3:.B32])" office:value-type="float" office:value="78840" calcext:value-type="float">
            <text:p>78840</text:p>
          </table:table-cell>
          <table:table-cell/>
          <table:table-cell table:formula="of:=+SUMSQ([.D3:.D32])" office:value-type="float" office:value="5826.66666666667" calcext:value-type="float">
            <text:p>5826,66666666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uma productos</text:p>
          </table:table-cell>
          <table:table-cell table:number-matrix-columns-spanned="1" table:number-matrix-rows-spanned="1" table:formula="of:=+SUM([.B3:.B32]*[.C3:.C32])" office:value-type="float" office:value="54822" calcext:value-type="float">
            <text:p>54822</text:p>
          </table:table-cell>
          <table:table-cell/>
          <table:table-cell table:number-matrix-columns-spanned="1" table:number-matrix-rows-spanned="1" table:formula="of:=+SUM([.D3:.D32]*[.E3:.E32])" office:value-type="float" office:value="3022" calcext:value-type="float">
            <text:p>302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endiente</text:p>
          </table:table-cell>
          <table:table-cell table:number-columns-repeated="2"/>
          <table:table-cell table:formula="of:=+[.E42]/[.E41]" office:value-type="float" office:value="0.518649885583524" calcext:value-type="float">
            <text:p>0,5186498856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omedio x</text:p>
          </table:table-cell>
          <table:table-cell table:formula="of:=+AVERAGE([.B3:.B32])" office:value-type="float" office:value="49.3333333333333" calcext:value-type="float">
            <text:p>49,33333333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medio y</text:p>
          </table:table-cell>
          <table:table-cell table:formula="of:=+AVERAGE([.C3:.C32])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intercepto</text:p>
          </table:table-cell>
          <table:table-cell table:number-columns-repeated="2"/>
          <table:table-cell table:formula="of:=+[.C47]-([.E44]*[.C46])" office:value-type="float" office:value="9.4132723112128" calcext:value-type="float">
            <text:p>9,413272311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9" table:formula="of:=+SLOPE([.C3:.C32];[.B3:.B32])" office:value-type="float" office:value="0.518649885583524" calcext:value-type="float">
            <text:p>0,5186498856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table:formula="of:=+INTERCEPT([.C3:.C32];[.B3]:+[.B32])" office:value-type="float" office:value="9.41327231121281" calcext:value-type="float">
            <text:p>9,4132723112</text:p>
          </table:table-cell>
          <table:table-cell table:number-columns-repeated="13"/>
        </table:table-row>
      </table:table>
      <table:table table:name="dimensiones hoja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reporte</text:p>
          </table:table-cell>
          <table:table-cell office:value-type="string" calcext:value-type="string">
            <text:p>pulgadas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Pulgada-cm</text:p>
          </table:table-cell>
          <table:table-cell office:value-type="string" calcext:value-type="string">
            <text:p>tamaño carta</text:p>
          </table:table-cell>
          <table:table-cell office:value-type="string" calcext:value-type="string">
            <text:p>pulgadas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puntos</text:p>
          </table:table-cell>
          <table:table-cell office:value-type="string" calcext:value-type="string">
            <text:p>margen derecha</text:p>
          </table:table-cell>
          <table:table-cell office:value-type="string" calcext:value-type="string">
            <text:p>puntos</text:p>
          </table:table-cell>
          <table:table-cell office:value-type="string" calcext:value-type="string">
            <text:p>margen de arriba abajo</text:p>
          </table:table-cell>
          <table:table-cell/>
        </table:table-row>
        <table:table-row table:style-name="ro1">
          <table:table-cell office:value-type="string" calcext:value-type="string">
            <text:p>putnos</text:p>
          </table:table-cell>
          <table:table-cell office:value-type="float" office:value="1" calcext:value-type="float">
            <text:p>1</text:p>
          </table:table-cell>
          <table:table-cell table:formula="of:=+1/72" office:value-type="float" office:value="0.0138888888888889" calcext:value-type="float">
            <text:p>0,0138888889</text:p>
          </table:table-cell>
          <table:table-cell table:formula="of:=+[.C2]*2.54" office:value-type="float" office:value="0.0352777777777778" calcext:value-type="float">
            <text:p>0,0352777778</text:p>
          </table:table-cell>
          <table:table-cell office:value-type="float" office:value="2.54" calcext:value-type="float">
            <text:p>2,54</text:p>
          </table:table-cell>
          <table:table-cell/>
          <table:table-cell office:value-type="string" calcext:value-type="string">
            <text:p>8,5*11</text:p>
          </table:table-cell>
          <table:table-cell office:value-type="string" calcext:value-type="string">
            <text:p>21,59*27,94</text:p>
          </table:table-cell>
          <table:table-cell office:value-type="string" calcext:value-type="string">
            <text:p>612*792</text:p>
          </table:table-cell>
          <table:table-cell office:value-type="string" calcext:value-type="string">
            <text:p>2 cm</text:p>
          </table:table-cell>
          <table:table-cell office:value-type="float" office:value="56.69291339" calcext:value-type="float">
            <text:p>56,69291339</text:p>
          </table:table-cell>
          <table:table-cell table:formula="of:=+27.94-2" office:value-type="float" office:value="25.94" calcext:value-type="float">
            <text:p>25,94</text:p>
          </table:table-cell>
          <table:table-cell table:style-name="ce1" office:value-type="float" office:value="735.3" calcext:value-type="float">
            <text:p>735,3</text:p>
          </table:table-cell>
        </table:table-row>
        <table:table-row table:style-name="ro1">
          <table:table-cell office:value-type="string" calcext:value-type="string">
            <text:p>inverso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formula="of:=+2/2.54" office:value-type="float" office:value="0.78740157480315" calcext:value-type="float">
            <text:p>0,7874015748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+8.5-[.H5]" office:value-type="float" office:value="7.71259842519685" calcext:value-type="float">
            <text:p>7,712598425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9" loext:min-decimal-places="19" number:min-integer-digits="1"/>
    </number:number-style>
    <number:number-style style:name="N126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 style:data-style-name="N2" text:time-value="20:03:53.9769080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08:35:10.036024786</meta:creation-date>
    <dc:date>2018-04-15T20:59:01.490677228</dc:date>
    <meta:editing-duration>P2DT2H29M38S</meta:editing-duration>
    <meta:editing-cycles>36</meta:editing-cycles>
    <meta:generator>LibreOffice/5.1.6.2$Linux_X86_64 LibreOffice_project/10m0$Build-2</meta:generator>
    <meta:document-statistic meta:table-count="4" meta:cell-count="724" meta:object-count="0"/>
  </office:meta>
</office:document-meta>
</file>